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3.46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 (Dec)</text:p>
          </table:table-cell>
          <table:table-cell office:value-type="string">
            <text:p>ID (Hex)</text:p>
          </table:table-cell>
          <table:table-cell office:value-type="string">
            <text:p>Description</text:p>
          </table:table-cell>
          <table:table-cell office:value-type="string">
            <text:p>Diag ID (Dec)</text:p>
          </table:table-cell>
          <table:table-cell office:value-type="string">
            <text:p>Diag ID (Hex)</text:p>
          </table:table-cell>
          <table:table-cell office:value-type="string">
            <text:p>SG Name</text:p>
          </table:table-cell>
        </table:table-row>
        <table:table-row table:style-name="ro2">
          <table:table-cell office:value-type="string">
            <text:p><text:s text:c="4"/>168</text:p>
          </table:table-cell>
          <table:table-cell office:value-type="string">
            <text:p>0xA8</text:p>
          </table:table-cell>
          <table:table-cell office:value-type="string">
            <text:p>Torque 1 K-CAN [10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169</text:p>
          </table:table-cell>
          <table:table-cell office:value-type="string">
            <text:p>0xA9</text:p>
          </table:table-cell>
          <table:table-cell office:value-type="string">
            <text:p>Torque 2 (10)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170</text:p>
          </table:table-cell>
          <table:table-cell office:value-type="string">
            <text:p>0xAA</text:p>
          </table:table-cell>
          <table:table-cell office:value-type="string">
            <text:p>Torque 3 K-CAN [10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172</text:p>
          </table:table-cell>
          <table:table-cell office:value-type="string">
            <text:p>0xAC</text:p>
          </table:table-cell>
          <table:table-cell office:value-type="string">
            <text:p>Wheel torque drive train 2 [5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173</text:p>
          </table:table-cell>
          <table:table-cell office:value-type="string">
            <text:p>0xAD</text:p>
          </table:table-cell>
          <table:table-cell office:value-type="string">
            <text:p>Delay request ACC [9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1">
          <table:table-cell office:value-type="string">
            <text:p><text:s text:c="4"/>173</text:p>
          </table:table-cell>
          <table:table-cell office:value-type="string">
            <text:p>0xAD</text:p>
          </table:table-cell>
          <table:table-cell office:value-type="string">
            <text:p>Delay request ACC [9]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ACC_Modul/ACC+NAVI</text:p>
          </table:table-cell>
        </table:table-row>
        <table:table-row table:style-name="ro2">
          <table:table-cell office:value-type="string">
            <text:p><text:s text:c="4"/>179</text:p>
          </table:table-cell>
          <table:table-cell office:value-type="string">
            <text:p>0xB3</text:p>
          </table:table-cell>
          <table:table-cell office:value-type="string">
            <text:p>Steering support control [2]</text:p>
          </table:table-cell>
          <table:table-cell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AFS</text:p>
          </table:table-cell>
        </table:table-row>
        <table:table-row table:style-name="ro2">
          <table:table-cell office:value-type="string">
            <text:p><text:s text:c="4"/>180</text:p>
          </table:table-cell>
          <table:table-cell office:value-type="string">
            <text:p>0xB4</text:p>
          </table:table-cell>
          <table:table-cell office:value-type="string">
            <text:p>Wheel torque drive train 1 [4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181</text:p>
          </table:table-cell>
          <table:table-cell office:value-type="string">
            <text:p>0xB5</text:p>
          </table:table-cell>
          <table:table-cell office:value-type="string">
            <text:p>Torque requirement EGS [9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EGS_MECH+NAVI/EGS_MECH</text:p>
          </table:table-cell>
        </table:table-row>
        <table:table-row table:style-name="ro2">
          <table:table-cell office:value-type="string">
            <text:p><text:s text:c="4"/>182</text:p>
          </table:table-cell>
          <table:table-cell office:value-type="string">
            <text:p>0xB6</text:p>
          </table:table-cell>
          <table:table-cell office:value-type="string">
            <text:p>Torque request DSC [7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183</text:p>
          </table:table-cell>
          <table:table-cell office:value-type="string">
            <text:p>0xB7</text:p>
          </table:table-cell>
          <table:table-cell office:value-type="string">
            <text:p>Torque request ACC [10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1">
          <table:table-cell office:value-type="string">
            <text:p><text:s text:c="4"/>183</text:p>
          </table:table-cell>
          <table:table-cell office:value-type="string">
            <text:p>0xB7</text:p>
          </table:table-cell>
          <table:table-cell office:value-type="string">
            <text:p>Torque request ACC [10]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ACC_Modul/ACC+NAVI</text:p>
          </table:table-cell>
        </table:table-row>
        <table:table-row table:style-name="ro2">
          <table:table-cell office:value-type="string">
            <text:p><text:s text:c="4"/>184</text:p>
          </table:table-cell>
          <table:table-cell office:value-type="string">
            <text:p>0xB8</text:p>
          </table:table-cell>
          <table:table-cell office:value-type="string">
            <text:p>Torque requirement DKG [2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DKG</text:p>
          </table:table-cell>
        </table:table-row>
        <table:table-row table:style-name="ro2">
          <table:table-cell office:value-type="string">
            <text:p><text:s text:c="4"/>185</text:p>
          </table:table-cell>
          <table:table-cell office:value-type="string">
            <text:p>0xB9</text:p>
          </table:table-cell>
          <table:table-cell office:value-type="string">
            <text:p>Torque request AFS [3]</text:p>
          </table:table-cell>
          <table:table-cell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AFS</text:p>
          </table:table-cell>
        </table:table-row>
        <table:table-row table:style-name="ro2">
          <table:table-cell office:value-type="string">
            <text:p><text:s text:c="4"/>186</text:p>
          </table:table-cell>
          <table:table-cell office:value-type="string">
            <text:p>0xBA</text:p>
          </table:table-cell>
          <table:table-cell office:value-type="string">
            <text:p>Gearbox data [20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SMG_M/SMG/EGS_MECH+NAVI/EGS_MECH/DKG</text:p>
          </table:table-cell>
        </table:table-row>
        <table:table-row table:style-name="ro2">
          <table:table-cell office:value-type="string">
            <text:p><text:s text:c="4"/>187</text:p>
          </table:table-cell>
          <table:table-cell office:value-type="string">
            <text:p>0xBB</text:p>
          </table:table-cell>
          <table:table-cell office:value-type="string">
            <text:p>Target torque request [7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</text:p>
          </table:table-cell>
        </table:table-row>
        <table:table-row table:style-name="ro2">
          <table:table-cell office:value-type="string">
            <text:p><text:s text:c="4"/>188</text:p>
          </table:table-cell>
          <table:table-cell office:value-type="string">
            <text:p>0xBC</text:p>
          </table:table-cell>
          <table:table-cell office:value-type="string">
            <text:p>Status of target torque conversion [7]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office:value-type="string">
            <text:p>VGSG</text:p>
          </table:table-cell>
        </table:table-row>
        <table:table-row table:style-name="ro2">
          <table:table-cell office:value-type="string">
            <text:p><text:s text:c="4"/>189</text:p>
          </table:table-cell>
          <table:table-cell office:value-type="string">
            <text:p>0xBD</text:p>
          </table:table-cell>
          <table:table-cell office:value-type="string">
            <text:p>Torque request SSG [6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SMG_M/SMG</text:p>
          </table:table-cell>
        </table:table-row>
        <table:table-row table:style-name="ro1">
          <table:table-cell office:value-type="string">
            <text:p><text:s text:c="4"/>190</text:p>
          </table:table-cell>
          <table:table-cell office:value-type="string">
            <text:p>0xBE</text:p>
          </table:table-cell>
          <table:table-cell office:value-type="string">
            <text:p>Alive counter [12]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office:value-type="string">
            <text:p>ARS_Modul</text:p>
          </table:table-cell>
        </table:table-row>
        <table:table-row table:style-name="ro2">
          <table:table-cell office:value-type="string">
            <text:p><text:s text:c="4"/>191</text:p>
          </table:table-cell>
          <table:table-cell office:value-type="string">
            <text:p>0xBF</text:p>
          </table:table-cell>
          <table:table-cell office:value-type="string">
            <text:p>Wheel torque requirement for drive train [6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2">
          <table:table-cell office:value-type="string">
            <text:p><text:s text:c="4"/>192</text:p>
          </table:table-cell>
          <table:table-cell office:value-type="string">
            <text:p>0xC0</text:p>
          </table:table-cell>
          <table:table-cell office:value-type="string">
            <text:p>Alive Central Gateway [1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193</text:p>
          </table:table-cell>
          <table:table-cell office:value-type="string">
            <text:p>0xC1</text:p>
          </table:table-cell>
          <table:table-cell office:value-type="string">
            <text:p>Alive Counter Phone [3]</text:p>
          </table:table-cell>
          <table:table-cell office:value-type="float" office:value="54">
            <text:p>54</text:p>
          </table:table-cell>
          <table:table-cell office:value-type="string">
            <text:p>0x36</text:p>
          </table:table-cell>
          <table:table-cell office:value-type="string">
            <text:p>TEL_JAP/TEL_BPI</text:p>
          </table:table-cell>
        </table:table-row>
        <table:table-row table:style-name="ro2">
          <table:table-cell office:value-type="string">
            <text:p><text:s text:c="4"/>196</text:p>
          </table:table-cell>
          <table:table-cell office:value-type="string">
            <text:p>0xC4</text:p>
          </table:table-cell>
          <table:table-cell office:value-type="string">
            <text:p>Steering wheel angle K-CAN [13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200</text:p>
          </table:table-cell>
          <table:table-cell office:value-type="string">
            <text:p>0xC8</text:p>
          </table:table-cell>
          <table:table-cell office:value-type="string">
            <text:p>Steering wheel angle top K-CAN [6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206</text:p>
          </table:table-cell>
          <table:table-cell office:value-type="string">
            <text:p>0xCE</text:p>
          </table:table-cell>
          <table:table-cell office:value-type="string">
            <text:p>Wheel speed K-CAN [4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210</text:p>
          </table:table-cell>
          <table:table-cell office:value-type="string">
            <text:p>0xD2</text:p>
          </table:table-cell>
          <table:table-cell office:value-type="string">
            <text:p>Operation of seat adjustment BF [6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213</text:p>
          </table:table-cell>
          <table:table-cell office:value-type="string">
            <text:p>0xD5</text:p>
          </table:table-cell>
          <table:table-cell office:value-type="string">
            <text:p>Wheel torque brake requirement [6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2">
          <table:table-cell office:value-type="string">
            <text:p><text:s text:c="4"/>215</text:p>
          </table:table-cell>
          <table:table-cell office:value-type="string">
            <text:p>0xD7</text:p>
          </table:table-cell>
          <table:table-cell office:value-type="string">
            <text:p>Alive counter security [2]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office:value-type="string">
            <text:p>ACSM</text:p>
          </table:table-cell>
        </table:table-row>
        <table:table-row table:style-name="ro2">
          <table:table-cell office:value-type="string">
            <text:p><text:s text:c="4"/>218</text:p>
          </table:table-cell>
          <table:table-cell office:value-type="string">
            <text:p>0xDA</text:p>
          </table:table-cell>
          <table:table-cell office:value-type="string">
            <text:p>Operation of seat adjustment FA [6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225</text:p>
          </table:table-cell>
          <table:table-cell office:value-type="string">
            <text:p>0xE1</text:p>
          </table:table-cell>
          <table:table-cell office:value-type="string">
            <text:p>Wheel torque brake [3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</text:p>
          </table:table-cell>
        </table:table-row>
        <table:table-row table:style-name="ro2">
          <table:table-cell office:value-type="string">
            <text:p><text:s text:c="4"/>226</text:p>
          </table:table-cell>
          <table:table-cell office:value-type="string">
            <text:p>0xE2</text:p>
          </table:table-cell>
          <table:table-cell office:value-type="string">
            <text:p>Status of central locking BFT [11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230</text:p>
          </table:table-cell>
          <table:table-cell office:value-type="string">
            <text:p>0xE6</text:p>
          </table:table-cell>
          <table:table-cell office:value-type="string">
            <text:p>Status of central locking BFTH [11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234</text:p>
          </table:table-cell>
          <table:table-cell office:value-type="string">
            <text:p>0xEA</text:p>
          </table:table-cell>
          <table:table-cell office:value-type="string">
            <text:p>Central locking status FAT [11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238</text:p>
          </table:table-cell>
          <table:table-cell office:value-type="string">
            <text:p>0xEE</text:p>
          </table:table-cell>
          <table:table-cell office:value-type="string">
            <text:p>Central locking status FATH [11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242</text:p>
          </table:table-cell>
          <table:table-cell office:value-type="string">
            <text:p>0xF2</text:p>
          </table:table-cell>
          <table:table-cell office:value-type="string">
            <text:p>Central locking status HK [13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246</text:p>
          </table:table-cell>
          <table:table-cell office:value-type="string">
            <text:p>0xF6</text:p>
          </table:table-cell>
          <table:table-cell office:value-type="string">
            <text:p>Exterior mirror control [9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250</text:p>
          </table:table-cell>
          <table:table-cell office:value-type="string">
            <text:p>0xFA</text:p>
          </table:table-cell>
          <table:table-cell office:value-type="string">
            <text:p>Window lifter control FAT [10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251</text:p>
          </table:table-cell>
          <table:table-cell office:value-type="string">
            <text:p>0xFB</text:p>
          </table:table-cell>
          <table:table-cell office:value-type="string">
            <text:p>BFT window regulator control [5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252</text:p>
          </table:table-cell>
          <table:table-cell office:value-type="string">
            <text:p>0xFC</text:p>
          </table:table-cell>
          <table:table-cell office:value-type="string">
            <text:p>FATH window regulator control [5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253</text:p>
          </table:table-cell>
          <table:table-cell office:value-type="string">
            <text:p>0xFD</text:p>
          </table:table-cell>
          <table:table-cell office:value-type="string">
            <text:p>BFTH window regulator control [5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304</text:p>
          </table:table-cell>
          <table:table-cell office:value-type="string">
            <text:p>0x130</text:p>
          </table:table-cell>
          <table:table-cell office:value-type="string">
            <text:p>Terminal status [19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309</text:p>
          </table:table-cell>
          <table:table-cell office:value-type="string">
            <text:p>0x135</text:p>
          </table:table-cell>
          <table:table-cell office:value-type="string">
            <text:p>Crash shutdown control EKP [1]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office:value-type="string">
            <text:p>ACSM</text:p>
          </table:table-cell>
        </table:table-row>
        <table:table-row table:style-name="ro2">
          <table:table-cell office:value-type="string">
            <text:p><text:s text:c="4"/>351</text:p>
          </table:table-cell>
          <table:table-cell office:value-type="string">
            <text:p>0x15F</text:p>
          </table:table-cell>
          <table:table-cell office:value-type="string">
            <text:p>Requirement angle FFP [6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2">
          <table:table-cell office:value-type="string">
            <text:p><text:s text:c="4"/>370</text:p>
          </table:table-cell>
          <table:table-cell office:value-type="string">
            <text:p>0x172</text:p>
          </table:table-cell>
          <table:table-cell office:value-type="string">
            <text:p>Acknowledgment request combination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400</text:p>
          </table:table-cell>
          <table:table-cell office:value-type="string">
            <text:p>0x190</text:p>
          </table:table-cell>
          <table:table-cell office:value-type="string">
            <text:p>Display ACC [13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1">
          <table:table-cell office:value-type="string">
            <text:p><text:s text:c="4"/>400</text:p>
          </table:table-cell>
          <table:table-cell office:value-type="string">
            <text:p>0x190</text:p>
          </table:table-cell>
          <table:table-cell office:value-type="string">
            <text:p>Display ACC [13]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ACC_Modul/ACC+NAVI</text:p>
          </table:table-cell>
        </table:table-row>
        <table:table-row table:style-name="ro2">
          <table:table-cell office:value-type="string">
            <text:p><text:s text:c="4"/>402</text:p>
          </table:table-cell>
          <table:table-cell office:value-type="string">
            <text:p>0x192</text:p>
          </table:table-cell>
          <table:table-cell office:value-type="string">
            <text:p>Operation of the gear selector switch [16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403</text:p>
          </table:table-cell>
          <table:table-cell office:value-type="string">
            <text:p>0x193</text:p>
          </table:table-cell>
          <table:table-cell office:value-type="string">
            <text:p>ACC DCC display [4]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2">
          <table:table-cell office:value-type="string">
            <text:p><text:s text:c="4"/>404</text:p>
          </table:table-cell>
          <table:table-cell office:value-type="string">
            <text:p>0x194</text:p>
          </table:table-cell>
          <table:table-cell office:value-type="string">
            <text:p>Cruise control/ACC operation [13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408</text:p>
          </table:table-cell>
          <table:table-cell office:value-type="string">
            <text:p>0x198</text:p>
          </table:table-cell>
          <table:table-cell office:value-type="string">
            <text:p>Operation of gear selector switch 2 [2]</text:p>
          </table:table-cell>
          <table:table-cell office:value-type="float" office:value="94">
            <text:p>94</text:p>
          </table:table-cell>
          <table:table-cell office:value-type="string">
            <text:p>0x5E</text:p>
          </table:table-cell>
          <table:table-cell office:value-type="string">
            <text:p>GWS</text:p>
          </table:table-cell>
        </table:table-row>
        <table:table-row table:style-name="ro2">
          <table:table-cell office:value-type="string">
            <text:p><text:s text:c="4"/>414</text:p>
          </table:table-cell>
          <table:table-cell office:value-type="string">
            <text:p>0x19E</text:p>
          </table:table-cell>
          <table:table-cell office:value-type="string">
            <text:p>Status DSC K-CAN [19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416</text:p>
          </table:table-cell>
          <table:table-cell office:value-type="string">
            <text:p>0x1A0</text:p>
          </table:table-cell>
          <table:table-cell office:value-type="string">
            <text:p>Speed K-CAN [14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418</text:p>
          </table:table-cell>
          <table:table-cell office:value-type="string">
            <text:p>0x1A2</text:p>
          </table:table-cell>
          <table:table-cell office:value-type="string">
            <text:p>Gearbox data 2 [6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EGS_MECH+NAVI/EGS_MECH/DKG</text:p>
          </table:table-cell>
        </table:table-row>
        <table:table-row table:style-name="ro2">
          <table:table-cell office:value-type="string">
            <text:p><text:s text:c="4"/>419</text:p>
          </table:table-cell>
          <table:table-cell office:value-type="string">
            <text:p>0x1A3</text:p>
          </table:table-cell>
          <table:table-cell office:value-type="string">
            <text:p>Raw data longitudinal acceleration [3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SMG_M</text:p>
          </table:table-cell>
        </table:table-row>
        <table:table-row table:style-name="ro2">
          <table:table-cell office:value-type="string">
            <text:p><text:s text:c="4"/>422</text:p>
          </table:table-cell>
          <table:table-cell office:value-type="string">
            <text:p>0x1A6</text:p>
          </table:table-cell>
          <table:table-cell office:value-type="string">
            <text:p>Distance [6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1">
          <table:table-cell office:value-type="string">
            <text:p><text:s text:c="4"/>426</text:p>
          </table:table-cell>
          <table:table-cell office:value-type="string">
            <text:p>0x1AA</text:p>
          </table:table-cell>
          <table:table-cell office:value-type="string">
            <text:p>Effect ErgoCommander [10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1">
          <table:table-cell office:value-type="string">
            <text:p><text:s text:c="4"/>428</text:p>
          </table:table-cell>
          <table:table-cell office:value-type="string">
            <text:p>0x1AC</text:p>
          </table:table-cell>
          <table:table-cell office:value-type="string">
            <text:p>Status ARS module [13]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office:value-type="string">
            <text:p>ARS_Modul</text:p>
          </table:table-cell>
        </table:table-row>
        <table:table-row table:style-name="ro1">
          <table:table-cell office:value-type="string">
            <text:p><text:s text:c="4"/>436</text:p>
          </table:table-cell>
          <table:table-cell office:value-type="string">
            <text:p>0x1B4</text:p>
          </table:table-cell>
          <table:table-cell office:value-type="string">
            <text:p>Status station wagon [14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437</text:p>
          </table:table-cell>
          <table:table-cell office:value-type="string">
            <text:p>0x1B5</text:p>
          </table:table-cell>
          <table:table-cell office:value-type="string">
            <text:p>Heat flow/load moment climate [14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438</text:p>
          </table:table-cell>
          <table:table-cell office:value-type="string">
            <text:p>0x1B6</text:p>
          </table:table-cell>
          <table:table-cell office:value-type="string">
            <text:p>Heat flow engine [11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1">
          <table:table-cell office:value-type="string">
            <text:p><text:s text:c="4"/>440</text:p>
          </table:table-cell>
          <table:table-cell office:value-type="string">
            <text:p>0x1B8</text:p>
          </table:table-cell>
          <table:table-cell office:value-type="string">
            <text:p>Operation ErgoCommander [6]</text:p>
          </table:table-cell>
          <table:table-cell office:value-type="float" office:value="103">
            <text:p>103</text:p>
          </table:table-cell>
          <table:table-cell office:value-type="string">
            <text:p>0x67</text:p>
          </table:table-cell>
          <table:table-cell office:value-type="string">
            <text:p>ZBE_LO/ZBE</text:p>
          </table:table-cell>
        </table:table-row>
        <table:table-row table:style-name="ro2">
          <table:table-cell office:value-type="string">
            <text:p><text:s text:c="4"/>450</text:p>
          </table:table-cell>
          <table:table-cell office:value-type="string">
            <text:p>0x1C2</text:p>
          </table:table-cell>
          <table:table-cell office:value-type="string">
            <text:p>Distance message PDC [5]</text:p>
          </table:table-cell>
          <table:table-cell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PDC</text:p>
          </table:table-cell>
        </table:table-row>
        <table:table-row table:style-name="ro2">
          <table:table-cell office:value-type="string">
            <text:p><text:s text:c="4"/>451</text:p>
          </table:table-cell>
          <table:table-cell office:value-type="string">
            <text:p>0x1C3</text:p>
          </table:table-cell>
          <table:table-cell office:value-type="string">
            <text:p>Distance message 2 PDC [3]</text:p>
          </table:table-cell>
          <table:table-cell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PDC</text:p>
          </table:table-cell>
        </table:table-row>
        <table:table-row table:style-name="ro2">
          <table:table-cell office:value-type="string">
            <text:p><text:s text:c="4"/>454</text:p>
          </table:table-cell>
          <table:table-cell office:value-type="string">
            <text:p>0x1C6</text:p>
          </table:table-cell>
          <table:table-cell office:value-type="string">
            <text:p>Acoustic message PDC [5]</text:p>
          </table:table-cell>
          <table:table-cell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PDC</text:p>
          </table:table-cell>
        </table:table-row>
        <table:table-row table:style-name="ro2">
          <table:table-cell office:value-type="string">
            <text:p><text:s text:c="4"/>464</text:p>
          </table:table-cell>
          <table:table-cell office:value-type="string">
            <text:p>0x1D0</text:p>
          </table:table-cell>
          <table:table-cell office:value-type="string">
            <text:p>Motor data [13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466</text:p>
          </table:table-cell>
          <table:table-cell office:value-type="string">
            <text:p>0x1D2</text:p>
          </table:table-cell>
          <table:table-cell office:value-type="string">
            <text:p>Display transmission data [22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SMG_M/SMG/EGS_MECH+NAVI/EGS_MECH/DKG</text:p>
          </table:table-cell>
        </table:table-row>
        <table:table-row table:style-name="ro2">
          <table:table-cell office:value-type="string">
            <text:p><text:s text:c="4"/>470</text:p>
          </table:table-cell>
          <table:table-cell office:value-type="string">
            <text:p>0x1D6</text:p>
          </table:table-cell>
          <table:table-cell office:value-type="string">
            <text:p>Operation audio/telephone button [12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472</text:p>
          </table:table-cell>
          <table:table-cell office:value-type="string">
            <text:p>0x1D8</text:p>
          </table:table-cell>
          <table:table-cell office:value-type="string">
            <text:p>Operation air conditioning air distribution FA [1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473</text:p>
          </table:table-cell>
          <table:table-cell office:value-type="string">
            <text:p>0x1D9</text:p>
          </table:table-cell>
          <table:table-cell office:value-type="string">
            <text:p>Operation of the M-Drive button [2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474</text:p>
          </table:table-cell>
          <table:table-cell office:value-type="string">
            <text:p>0x1DA</text:p>
          </table:table-cell>
          <table:table-cell office:value-type="string">
            <text:p>Air conditioning remote control [5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476</text:p>
          </table:table-cell>
          <table:table-cell office:value-type="string">
            <text:p>0x1DC</text:p>
          </table:table-cell>
          <table:table-cell office:value-type="string">
            <text:p>Operation layering seat heating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480</text:p>
          </table:table-cell>
          <table:table-cell office:value-type="string">
            <text:p>0x1E0</text:p>
          </table:table-cell>
          <table:table-cell office:value-type="string">
            <text:p>Operation air conditioning air distribution BF [7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482</text:p>
          </table:table-cell>
          <table:table-cell office:value-type="string">
            <text:p>0x1E2</text:p>
          </table:table-cell>
          <table:table-cell office:value-type="string">
            <text:p>Operation climate front [1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487</text:p>
          </table:table-cell>
          <table:table-cell office:value-type="string">
            <text:p>0x1E7</text:p>
          </table:table-cell>
          <table:table-cell office:value-type="string">
            <text:p>Operation of seat heating/seat climate FA [7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88</text:p>
          </table:table-cell>
          <table:table-cell office:value-type="string">
            <text:p>0x1E8</text:p>
          </table:table-cell>
          <table:table-cell office:value-type="string">
            <text:p>Operation of seat heating/seat climate BF [7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90</text:p>
          </table:table-cell>
          <table:table-cell office:value-type="string">
            <text:p>0x1EA</text:p>
          </table:table-cell>
          <table:table-cell office:value-type="string">
            <text:p>Operating the steering column adjustment [5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491</text:p>
          </table:table-cell>
          <table:table-cell office:value-type="string">
            <text:p>0x1EB</text:p>
          </table:table-cell>
          <table:table-cell office:value-type="string">
            <text:p>Operation of active seat FA [3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92</text:p>
          </table:table-cell>
          <table:table-cell office:value-type="string">
            <text:p>0x1EC</text:p>
          </table:table-cell>
          <table:table-cell office:value-type="string">
            <text:p>Operation of active seat BF [3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93</text:p>
          </table:table-cell>
          <table:table-cell office:value-type="string">
            <text:p>0x1ED</text:p>
          </table:table-cell>
          <table:table-cell office:value-type="string">
            <text:p>Operation backrest width adjustment Active FA [2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94</text:p>
          </table:table-cell>
          <table:table-cell office:value-type="string">
            <text:p>0x1EE</text:p>
          </table:table-cell>
          <table:table-cell office:value-type="string">
            <text:p>Operation of the steering column button [6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495</text:p>
          </table:table-cell>
          <table:table-cell office:value-type="string">
            <text:p>0x1EF</text:p>
          </table:table-cell>
          <table:table-cell office:value-type="string">
            <text:p>Operation backrest width adjustment Active BF [2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98</text:p>
          </table:table-cell>
          <table:table-cell office:value-type="string">
            <text:p>0x1F2</text:p>
          </table:table-cell>
          <table:table-cell office:value-type="string">
            <text:p>Operation of seat memory BF [3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499</text:p>
          </table:table-cell>
          <table:table-cell office:value-type="string">
            <text:p>0x1F3</text:p>
          </table:table-cell>
          <table:table-cell office:value-type="string">
            <text:p>Operation of seat memory FA [4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1">
          <table:table-cell office:value-type="string">
            <text:p><text:s text:c="4"/>500</text:p>
          </table:table-cell>
          <table:table-cell office:value-type="string">
            <text:p>0x1F4</text:p>
          </table:table-cell>
          <table:table-cell office:value-type="string">
            <text:p>Remote control seat memory BF [2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502</text:p>
          </table:table-cell>
          <table:table-cell office:value-type="string">
            <text:p>0x1F6</text:p>
          </table:table-cell>
          <table:table-cell office:value-type="string">
            <text:p>Flashing [6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508</text:p>
          </table:table-cell>
          <table:table-cell office:value-type="string">
            <text:p>0x1FC</text:p>
          </table:table-cell>
          <table:table-cell office:value-type="string">
            <text:p>Status AFS [4]</text:p>
          </table:table-cell>
          <table:table-cell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AFS</text:p>
          </table:table-cell>
        </table:table-row>
        <table:table-row table:style-name="ro2">
          <table:table-cell office:value-type="string">
            <text:p><text:s text:c="4"/>510</text:p>
          </table:table-cell>
          <table:table-cell office:value-type="string">
            <text:p>0x1FE</text:p>
          </table:table-cell>
          <table:table-cell office:value-type="string">
            <text:p>crash [12]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office:value-type="string">
            <text:p>ACSM</text:p>
          </table:table-cell>
        </table:table-row>
        <table:table-row table:style-name="ro2">
          <table:table-cell office:value-type="string">
            <text:p><text:s text:c="4"/>512</text:p>
          </table:table-cell>
          <table:table-cell office:value-type="string">
            <text:p>0x200</text:p>
          </table:table-cell>
          <table:table-cell office:value-type="string">
            <text:p>Control speed step cruise control [7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514</text:p>
          </table:table-cell>
          <table:table-cell office:value-type="string">
            <text:p>0x202</text:p>
          </table:table-cell>
          <table:table-cell office:value-type="string">
            <text:p>Dimming [10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1">
          <table:table-cell office:value-type="string">
            <text:p><text:s text:c="4"/>517</text:p>
          </table:table-cell>
          <table:table-cell office:value-type="string">
            <text:p>0x205</text:p>
          </table:table-cell>
          <table:table-cell office:value-type="string">
            <text:p>Acoustic requirements station wagon [3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518</text:p>
          </table:table-cell>
          <table:table-cell office:value-type="string">
            <text:p>0x206</text:p>
          </table:table-cell>
          <table:table-cell office:value-type="string">
            <text:p>Control display shift lights [1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</text:p>
          </table:table-cell>
        </table:table-row>
        <table:table-row table:style-name="ro2">
          <table:table-cell office:value-type="string">
            <text:p><text:s text:c="4"/>523</text:p>
          </table:table-cell>
          <table:table-cell office:value-type="string">
            <text:p>0x20B</text:p>
          </table:table-cell>
          <table:table-cell office:value-type="string">
            <text:p>Memory adjustment [6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</text:p>
          </table:table-cell>
        </table:table-row>
        <table:table-row table:style-name="ro2">
          <table:table-cell office:value-type="string">
            <text:p><text:s text:c="4"/>523</text:p>
          </table:table-cell>
          <table:table-cell office:value-type="string">
            <text:p>0x20B</text:p>
          </table:table-cell>
          <table:table-cell office:value-type="string">
            <text:p>Memory adjustment [6]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2">
          <table:table-cell office:value-type="string">
            <text:p><text:s text:c="4"/>524</text:p>
          </table:table-cell>
          <table:table-cell office:value-type="string">
            <text:p>0x20C</text:p>
          </table:table-cell>
          <table:table-cell office:value-type="string">
            <text:p>Steering column control (4)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2">
          <table:table-cell office:value-type="string">
            <text:p><text:s text:c="4"/>525</text:p>
          </table:table-cell>
          <table:table-cell office:value-type="string">
            <text:p>0x20D</text:p>
          </table:table-cell>
          <table:table-cell office:value-type="string">
            <text:p>Position steering column (5)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528</text:p>
          </table:table-cell>
          <table:table-cell office:value-type="string">
            <text:p>0x210</text:p>
          </table:table-cell>
          <table:table-cell office:value-type="string">
            <text:p>Operation HUD [7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529</text:p>
          </table:table-cell>
          <table:table-cell office:value-type="string">
            <text:p>0x211</text:p>
          </table:table-cell>
          <table:table-cell office:value-type="string">
            <text:p>Status HUD [7]</text:p>
          </table:table-cell>
          <table:table-cell office:value-type="float" office:value="61">
            <text:p>61</text:p>
          </table:table-cell>
          <table:table-cell office:value-type="string">
            <text:p>0x3D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string">
            <text:p><text:s text:c="4"/>530</text:p>
          </table:table-cell>
          <table:table-cell office:value-type="string">
            <text:p>0x212</text:p>
          </table:table-cell>
          <table:table-cell office:value-type="string">
            <text:p>Height levels air spring [8]</text:p>
          </table:table-cell>
          <table:table-cell office:value-type="float" office:value="56">
            <text:p>56</text:p>
          </table:table-cell>
          <table:table-cell office:value-type="string">
            <text:p>0x38</text:p>
          </table:table-cell>
          <table:table-cell office:value-type="string">
            <text:p>EHC</text:p>
          </table:table-cell>
        </table:table-row>
        <table:table-row table:style-name="ro2">
          <table:table-cell office:value-type="string">
            <text:p><text:s text:c="4"/>538</text:p>
          </table:table-cell>
          <table:table-cell office:value-type="string">
            <text:p>0x21A</text:p>
          </table:table-cell>
          <table:table-cell office:value-type="string">
            <text:p>Lamp status [13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540</text:p>
          </table:table-cell>
          <table:table-cell office:value-type="string">
            <text:p>0x21C</text:p>
          </table:table-cell>
          <table:table-cell office:value-type="string">
            <text:p>Operation Night Vision [2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542</text:p>
          </table:table-cell>
          <table:table-cell office:value-type="string">
            <text:p>0x21E</text:p>
          </table:table-cell>
          <table:table-cell office:value-type="string">
            <text:p>Status Night Vision [2]</text:p>
          </table:table-cell>
          <table:table-cell office:value-type="float" office:value="87">
            <text:p>87</text:p>
          </table:table-cell>
          <table:table-cell office:value-type="string">
            <text:p>0x57</text:p>
          </table:table-cell>
          <table:table-cell office:value-type="string">
            <text:p>NVC</text:p>
          </table:table-cell>
        </table:table-row>
        <table:table-row table:style-name="ro2">
          <table:table-cell office:value-type="string">
            <text:p><text:s text:c="4"/>550</text:p>
          </table:table-cell>
          <table:table-cell office:value-type="string">
            <text:p>0x226</text:p>
          </table:table-cell>
          <table:table-cell office:value-type="string">
            <text:p>Rain sensor wiper speed [8]</text:p>
          </table:table-cell>
          <table:table-cell office:value-type="float" office:value="69">
            <text:p>69</text:p>
          </table:table-cell>
          <table:table-cell office:value-type="string">
            <text:p>0x45</text:p>
          </table:table-cell>
          <table:table-cell office:value-type="string">
            <text:p>RLS</text:p>
          </table:table-cell>
        </table:table-row>
        <table:table-row table:style-name="ro2">
          <table:table-cell office:value-type="string">
            <text:p><text:s text:c="4"/>550</text:p>
          </table:table-cell>
          <table:table-cell office:value-type="string">
            <text:p>0x226</text:p>
          </table:table-cell>
          <table:table-cell office:value-type="string">
            <text:p>Rain sensor wiper speed [8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552</text:p>
          </table:table-cell>
          <table:table-cell office:value-type="string">
            <text:p>0x228</text:p>
          </table:table-cell>
          <table:table-cell office:value-type="string">
            <text:p>Operation special function [8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552</text:p>
          </table:table-cell>
          <table:table-cell office:value-type="string">
            <text:p>0x228</text:p>
          </table:table-cell>
          <table:table-cell office:value-type="string">
            <text:p>Operation special function [8]</text:p>
          </table:table-cell>
          <table:table-cell office:value-type="float" office:value="99">
            <text:p>99</text:p>
          </table:table-cell>
          <table:table-cell office:value-type="string">
            <text:p>0x63</text:p>
          </table:table-cell>
          <table:table-cell office:value-type="string">
            <text:p>CCC_MM</text:p>
          </table:table-cell>
        </table:table-row>
        <table:table-row table:style-name="ro2">
          <table:table-cell office:value-type="string">
            <text:p><text:s text:c="4"/>554</text:p>
          </table:table-cell>
          <table:table-cell office:value-type="string">
            <text:p>0x22A</text:p>
          </table:table-cell>
          <table:table-cell office:value-type="string">
            <text:p>Status BFS [10]</text:p>
          </table:table-cell>
          <table:table-cell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SM_BF</text:p>
          </table:table-cell>
        </table:table-row>
        <table:table-row table:style-name="ro1">
          <table:table-cell office:value-type="string">
            <text:p><text:s text:c="4"/>558</text:p>
          </table:table-cell>
          <table:table-cell office:value-type="string">
            <text:p>0x22E</text:p>
          </table:table-cell>
          <table:table-cell office:value-type="string">
            <text:p>BFSH status [7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562</text:p>
          </table:table-cell>
          <table:table-cell office:value-type="string">
            <text:p>0x232</text:p>
          </table:table-cell>
          <table:table-cell office:value-type="string">
            <text:p>Status FAS [10]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1">
          <table:table-cell office:value-type="string">
            <text:p><text:s text:c="4"/>566</text:p>
          </table:table-cell>
          <table:table-cell office:value-type="string">
            <text:p>0x236</text:p>
          </table:table-cell>
          <table:table-cell office:value-type="string">
            <text:p>Status FASH [7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1">
          <table:table-cell office:value-type="string">
            <text:p><text:s text:c="4"/>567</text:p>
          </table:table-cell>
          <table:table-cell office:value-type="string">
            <text:p>0x237</text:p>
          </table:table-cell>
          <table:table-cell office:value-type="string">
            <text:p>Status backrest width adjustment active BF [3]</text:p>
          </table:table-cell>
          <table:table-cell office:value-type="float" office:value="90">
            <text:p>90</text:p>
          </table:table-cell>
          <table:table-cell office:value-type="string">
            <text:p>0x5A</text:p>
          </table:table-cell>
          <table:table-cell office:value-type="string">
            <text:p>aLBV_BF</text:p>
          </table:table-cell>
        </table:table-row>
        <table:table-row table:style-name="ro1">
          <table:table-cell office:value-type="string">
            <text:p><text:s text:c="4"/>569</text:p>
          </table:table-cell>
          <table:table-cell office:value-type="string">
            <text:p>0x239</text:p>
          </table:table-cell>
          <table:table-cell office:value-type="string">
            <text:p>Status backrest width adjustment active FA [3]</text:p>
          </table:table-cell>
          <table:table-cell office:value-type="float" office:value="89">
            <text:p>89</text:p>
          </table:table-cell>
          <table:table-cell office:value-type="string">
            <text:p>0x59</text:p>
          </table:table-cell>
          <table:table-cell office:value-type="string">
            <text:p>aLBV_FA</text:p>
          </table:table-cell>
        </table:table-row>
        <table:table-row table:style-name="ro2">
          <table:table-cell office:value-type="string">
            <text:p><text:s text:c="4"/>570</text:p>
          </table:table-cell>
          <table:table-cell office:value-type="string">
            <text:p>0x23A</text:p>
          </table:table-cell>
          <table:table-cell office:value-type="string">
            <text:p>Radio key status [13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571</text:p>
          </table:table-cell>
          <table:table-cell office:value-type="string">
            <text:p>0x23B</text:p>
          </table:table-cell>
          <table:table-cell office:value-type="string">
            <text:p>Status climate front extended [1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572</text:p>
          </table:table-cell>
          <table:table-cell office:value-type="string">
            <text:p>0x23C</text:p>
          </table:table-cell>
          <table:table-cell office:value-type="string">
            <text:p>Status operation seating comfort FA [1]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2">
          <table:table-cell office:value-type="string">
            <text:p><text:s text:c="4"/>575</text:p>
          </table:table-cell>
          <table:table-cell office:value-type="string">
            <text:p>0x23F</text:p>
          </table:table-cell>
          <table:table-cell office:value-type="string">
            <text:p>Status operation seating comfort BF [1]</text:p>
          </table:table-cell>
          <table:table-cell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SM_BF</text:p>
          </table:table-cell>
        </table:table-row>
        <table:table-row table:style-name="ro2">
          <table:table-cell office:value-type="string">
            <text:p><text:s text:c="4"/>578</text:p>
          </table:table-cell>
          <table:table-cell office:value-type="string">
            <text:p>0x242</text:p>
          </table:table-cell>
          <table:table-cell office:value-type="string">
            <text:p>Status climate front [11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586</text:p>
          </table:table-cell>
          <table:table-cell office:value-type="string">
            <text:p>0x24A</text:p>
          </table:table-cell>
          <table:table-cell office:value-type="string">
            <text:p>Status PDC [6]</text:p>
          </table:table-cell>
          <table:table-cell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PDC</text:p>
          </table:table-cell>
        </table:table-row>
        <table:table-row table:style-name="ro2">
          <table:table-cell office:value-type="string">
            <text:p><text:s text:c="4"/>594</text:p>
          </table:table-cell>
          <table:table-cell office:value-type="string">
            <text:p>0x252</text:p>
          </table:table-cell>
          <table:table-cell office:value-type="string">
            <text:p>Wiper status [8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598</text:p>
          </table:table-cell>
          <table:table-cell office:value-type="string">
            <text:p>0x256</text:p>
          </table:table-cell>
          <table:table-cell office:value-type="string">
            <text:p>Challenge Passive Access [10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600</text:p>
          </table:table-cell>
          <table:table-cell office:value-type="string">
            <text:p>0x258</text:p>
          </table:table-cell>
          <table:table-cell office:value-type="string">
            <text:p>Status Transmission Passive Access [4]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PGS</text:p>
          </table:table-cell>
        </table:table-row>
        <table:table-row table:style-name="ro2">
          <table:table-cell office:value-type="string">
            <text:p><text:s text:c="4"/>604</text:p>
          </table:table-cell>
          <table:table-cell office:value-type="string">
            <text:p>0x25C</text:p>
          </table:table-cell>
          <table:table-cell office:value-type="string">
            <text:p>Operation of additional climate programs [2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1">
          <table:table-cell office:value-type="string">
            <text:p><text:s text:c="4"/>619</text:p>
          </table:table-cell>
          <table:table-cell office:value-type="string">
            <text:p>0x26B</text:p>
          </table:table-cell>
          <table:table-cell office:value-type="string">
            <text:p>Operation of roller blinds BF [2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620</text:p>
          </table:table-cell>
          <table:table-cell office:value-type="string">
            <text:p>0x26C</text:p>
          </table:table-cell>
          <table:table-cell office:value-type="string">
            <text:p>Operation of roller blinds FA [2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1">
          <table:table-cell office:value-type="string">
            <text:p><text:s text:c="4"/>621</text:p>
          </table:table-cell>
          <table:table-cell office:value-type="string">
            <text:p>0x26D</text:p>
          </table:table-cell>
          <table:table-cell office:value-type="string">
            <text:p>Operation of roller blinds MK [1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622</text:p>
          </table:table-cell>
          <table:table-cell office:value-type="string">
            <text:p>0x26E</text:p>
          </table:table-cell>
          <table:table-cell office:value-type="string">
            <text:p>Control FH/SHD central (comfort) [10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1">
          <table:table-cell office:value-type="string">
            <text:p><text:s text:c="4"/>623</text:p>
          </table:table-cell>
          <table:table-cell office:value-type="string">
            <text:p>0x26F</text:p>
          </table:table-cell>
          <table:table-cell office:value-type="string">
            <text:p>Operation of roller blinds BFH [2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1">
          <table:table-cell office:value-type="string">
            <text:p><text:s text:c="4"/>624</text:p>
          </table:table-cell>
          <table:table-cell office:value-type="string">
            <text:p>0x270</text:p>
          </table:table-cell>
          <table:table-cell office:value-type="string">
            <text:p>Operation of roller blinds FAH [2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632</text:p>
          </table:table-cell>
          <table:table-cell office:value-type="string">
            <text:p>0x278</text:p>
          </table:table-cell>
          <table:table-cell office:value-type="string">
            <text:p>Navigation graph [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634</text:p>
          </table:table-cell>
          <table:table-cell office:value-type="string">
            <text:p>0x27A</text:p>
          </table:table-cell>
          <table:table-cell office:value-type="string">
            <text:p>Synchronization navigation graph [4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638</text:p>
          </table:table-cell>
          <table:table-cell office:value-type="string">
            <text:p>0x27E</text:p>
          </table:table-cell>
          <table:table-cell office:value-type="string">
            <text:p>Status convertible top [7]</text:p>
          </table:table-cell>
          <table:table-cell office:value-type="float" office:value="36">
            <text:p>36</text:p>
          </table:table-cell>
          <table:table-cell office:value-type="string">
            <text:p>0x24</text:p>
          </table:table-cell>
          <table:table-cell office:value-type="string">
            <text:p>CVM_V</text:p>
          </table:table-cell>
        </table:table-row>
        <table:table-row table:style-name="ro2">
          <table:table-cell office:value-type="string">
            <text:p><text:s text:c="4"/>644</text:p>
          </table:table-cell>
          <table:table-cell office:value-type="string">
            <text:p>0x284</text:p>
          </table:table-cell>
          <table:table-cell office:value-type="string">
            <text:p>Control remote start security vehicle [8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645</text:p>
          </table:table-cell>
          <table:table-cell office:value-type="string">
            <text:p>0x285</text:p>
          </table:table-cell>
          <table:table-cell office:value-type="string">
            <text:p>Control roller blinds [3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652</text:p>
          </table:table-cell>
          <table:table-cell office:value-type="string">
            <text:p>0x28C</text:p>
          </table:table-cell>
          <table:table-cell office:value-type="string">
            <text:p>Operation of the vertical dynamics button [2]</text:p>
          </table:table-cell>
          <table:table-cell office:value-type="float" office:value="94">
            <text:p>94</text:p>
          </table:table-cell>
          <table:table-cell office:value-type="string">
            <text:p>0x5E</text:p>
          </table:table-cell>
          <table:table-cell office:value-type="string">
            <text:p>GWS</text:p>
          </table:table-cell>
        </table:table-row>
        <table:table-row table:style-name="ro1">
          <table:table-cell office:value-type="string">
            <text:p><text:s text:c="4"/>656</text:p>
          </table:table-cell>
          <table:table-cell office:value-type="string">
            <text:p>0x290</text:p>
          </table:table-cell>
          <table:table-cell office:value-type="string">
            <text:p>Control reaction hydrogen vehicle [1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658</text:p>
          </table:table-cell>
          <table:table-cell office:value-type="string">
            <text:p>0x292</text:p>
          </table:table-cell>
          <table:table-cell office:value-type="string">
            <text:p>Control high beam assistant [2]</text:p>
          </table:table-cell>
          <table:table-cell office:value-type="float" office:value="95">
            <text:p>95</text:p>
          </table:table-cell>
          <table:table-cell office:value-type="string">
            <text:p>0x5F</text:p>
          </table:table-cell>
          <table:table-cell office:value-type="string">
            <text:p>FLA</text:p>
          </table:table-cell>
        </table:table-row>
        <table:table-row table:style-name="ro2">
          <table:table-cell office:value-type="string">
            <text:p><text:s text:c="4"/>671</text:p>
          </table:table-cell>
          <table:table-cell office:value-type="string">
            <text:p>0x29F</text:p>
          </table:table-cell>
          <table:table-cell office:value-type="string">
            <text:p>Remote control Rear Commander [5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672</text:p>
          </table:table-cell>
          <table:table-cell office:value-type="string">
            <text:p>0x2A0</text:p>
          </table:table-cell>
          <table:table-cell office:value-type="string">
            <text:p>Central locking control [10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674</text:p>
          </table:table-cell>
          <table:table-cell office:value-type="string">
            <text:p>0x2A2</text:p>
          </table:table-cell>
          <table:table-cell office:value-type="string">
            <text:p>Operation of the climate stand functions [5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1">
          <table:table-cell office:value-type="string">
            <text:p><text:s text:c="4"/>676</text:p>
          </table:table-cell>
          <table:table-cell office:value-type="string">
            <text:p>0x2A4</text:p>
          </table:table-cell>
          <table:table-cell office:value-type="string">
            <text:p>Operation Personalization [8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678</text:p>
          </table:table-cell>
          <table:table-cell office:value-type="string">
            <text:p>0x2A6</text:p>
          </table:table-cell>
          <table:table-cell office:value-type="string">
            <text:p>Operation of wiper button [12]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690</text:p>
          </table:table-cell>
          <table:table-cell office:value-type="string">
            <text:p>0x2B2</text:p>
          </table:table-cell>
          <table:table-cell office:value-type="string">
            <text:p>Wheel pressures K-CAN [1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691</text:p>
          </table:table-cell>
          <table:table-cell office:value-type="string">
            <text:p>0x2B3</text:p>
          </table:table-cell>
          <table:table-cell office:value-type="string">
            <text:p>Acceleration data [2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692</text:p>
          </table:table-cell>
          <table:table-cell office:value-type="string">
            <text:p>0x2B4</text:p>
          </table:table-cell>
          <table:table-cell office:value-type="string">
            <text:p>DWA alarm [4]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DWA</text:p>
          </table:table-cell>
        </table:table-row>
        <table:table-row table:style-name="ro2">
          <table:table-cell office:value-type="string">
            <text:p><text:s text:c="4"/>694</text:p>
          </table:table-cell>
          <table:table-cell office:value-type="string">
            <text:p>0x2B6</text:p>
          </table:table-cell>
          <table:table-cell office:value-type="string">
            <text:p>Horn control DWA [3]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DWA</text:p>
          </table:table-cell>
        </table:table-row>
        <table:table-row table:style-name="ro2">
          <table:table-cell office:value-type="string">
            <text:p><text:s text:c="4"/>696</text:p>
          </table:table-cell>
          <table:table-cell office:value-type="string">
            <text:p>0x2B8</text:p>
          </table:table-cell>
          <table:table-cell office:value-type="string">
            <text:p>Operation on-board computer [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1">
          <table:table-cell office:value-type="string">
            <text:p><text:s text:c="4"/>698</text:p>
          </table:table-cell>
          <table:table-cell office:value-type="string">
            <text:p>0x2BA</text:p>
          </table:table-cell>
          <table:table-cell office:value-type="string">
            <text:p>Stopwatch (3)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704</text:p>
          </table:table-cell>
          <table:table-cell office:value-type="string">
            <text:p>0x2C0</text:p>
          </table:table-cell>
          <table:table-cell office:value-type="string">
            <text:p>LCD luminance [7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714</text:p>
          </table:table-cell>
          <table:table-cell office:value-type="string">
            <text:p>0x2CA</text:p>
          </table:table-cell>
          <table:table-cell office:value-type="string">
            <text:p>Outside temperature [9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718</text:p>
          </table:table-cell>
          <table:table-cell office:value-type="string">
            <text:p>0x2CE</text:p>
          </table:table-cell>
          <table:table-cell office:value-type="string">
            <text:p>Monitor control [4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725</text:p>
          </table:table-cell>
          <table:table-cell office:value-type="string">
            <text:p>0x2D5</text:p>
          </table:table-cell>
          <table:table-cell office:value-type="string">
            <text:p>Status heating rear window [1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730</text:p>
          </table:table-cell>
          <table:table-cell office:value-type="string">
            <text:p>0x2DA</text:p>
          </table:table-cell>
          <table:table-cell office:value-type="string">
            <text:p>Tailgate lift status [2]</text:p>
          </table:table-cell>
          <table:table-cell office:value-type="float" office:value="107">
            <text:p>107</text:p>
          </table:table-cell>
          <table:table-cell office:value-type="string">
            <text:p>0x6B</text:p>
          </table:table-cell>
          <table:table-cell office:value-type="string">
            <text:p>HKL</text:p>
          </table:table-cell>
        </table:table-row>
        <table:table-row table:style-name="ro2">
          <table:table-cell office:value-type="string">
            <text:p><text:s text:c="4"/>738</text:p>
          </table:table-cell>
          <table:table-cell office:value-type="string">
            <text:p>0x2E2</text:p>
          </table:table-cell>
          <table:table-cell office:value-type="string">
            <text:p>Status setting video night vision [1]</text:p>
          </table:table-cell>
          <table:table-cell office:value-type="float" office:value="87">
            <text:p>87</text:p>
          </table:table-cell>
          <table:table-cell office:value-type="string">
            <text:p>0x57</text:p>
          </table:table-cell>
          <table:table-cell office:value-type="string">
            <text:p>NVC</text:p>
          </table:table-cell>
        </table:table-row>
        <table:table-row table:style-name="ro2">
          <table:table-cell office:value-type="string">
            <text:p><text:s text:c="4"/>740</text:p>
          </table:table-cell>
          <table:table-cell office:value-type="string">
            <text:p>0x2E4</text:p>
          </table:table-cell>
          <table:table-cell office:value-type="string">
            <text:p>Status followers (8)</text:p>
          </table:table-cell>
          <table:table-cell office:value-type="float" office:value="113">
            <text:p>113</text:p>
          </table:table-cell>
          <table:table-cell office:value-type="string">
            <text:p>0x71</text:p>
          </table:table-cell>
          <table:table-cell office:value-type="string">
            <text:p>AHM</text:p>
          </table:table-cell>
        </table:table-row>
        <table:table-row table:style-name="ro2">
          <table:table-cell office:value-type="string">
            <text:p><text:s text:c="4"/>742</text:p>
          </table:table-cell>
          <table:table-cell office:value-type="string">
            <text:p>0x2E6</text:p>
          </table:table-cell>
          <table:table-cell office:value-type="string">
            <text:p>Status climate air distribution FA [13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746</text:p>
          </table:table-cell>
          <table:table-cell office:value-type="string">
            <text:p>0x2EA</text:p>
          </table:table-cell>
          <table:table-cell office:value-type="string">
            <text:p>Status climate air distribution BF [9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748</text:p>
          </table:table-cell>
          <table:table-cell office:value-type="string">
            <text:p>0x2EC</text:p>
          </table:table-cell>
          <table:table-cell office:value-type="string">
            <text:p>Status climate SH/ZH additional water pump [14]</text:p>
          </table:table-cell>
          <table:table-cell office:value-type="float" office:value="122">
            <text:p>122</text:p>
          </table:table-cell>
          <table:table-cell office:value-type="string">
            <text:p>0x7A</text:p>
          </table:table-cell>
          <table:table-cell office:value-type="string">
            <text:p>SH_ZH</text:p>
          </table:table-cell>
        </table:table-row>
        <table:table-row table:style-name="ro2">
          <table:table-cell office:value-type="string">
            <text:p><text:s text:c="4"/>750</text:p>
          </table:table-cell>
          <table:table-cell office:value-type="string">
            <text:p>0x2EE</text:p>
          </table:table-cell>
          <table:table-cell office:value-type="string">
            <text:p>Status climate additional programs [2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752</text:p>
          </table:table-cell>
          <table:table-cell office:value-type="string">
            <text:p>0x2F0</text:p>
          </table:table-cell>
          <table:table-cell office:value-type="string">
            <text:p>Status climate stand functions [12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756</text:p>
          </table:table-cell>
          <table:table-cell office:value-type="string">
            <text:p>0x2F4</text:p>
          </table:table-cell>
          <table:table-cell office:value-type="string">
            <text:p>Air conditioning control SH/ZH additional water pump [13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758</text:p>
          </table:table-cell>
          <table:table-cell office:value-type="string">
            <text:p>0x2F6</text:p>
          </table:table-cell>
          <table:table-cell office:value-type="string">
            <text:p>Light control [7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759</text:p>
          </table:table-cell>
          <table:table-cell office:value-type="string">
            <text:p>0x2F7</text:p>
          </table:table-cell>
          <table:table-cell office:value-type="string">
            <text:p>Units [10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759</text:p>
          </table:table-cell>
          <table:table-cell office:value-type="string">
            <text:p>0x2F7</text:p>
          </table:table-cell>
          <table:table-cell office:value-type="string">
            <text:p>Units [10]</text:p>
          </table:table-cell>
          <table:table-cell office:value-type="float" office:value="99">
            <text:p>99</text:p>
          </table:table-cell>
          <table:table-cell office:value-type="string">
            <text:p>0x63</text:p>
          </table:table-cell>
          <table:table-cell office:value-type="string">
            <text:p>CCC_MM</text:p>
          </table:table-cell>
        </table:table-row>
        <table:table-row table:style-name="ro1">
          <table:table-cell office:value-type="string">
            <text:p><text:s text:c="4"/>760</text:p>
          </table:table-cell>
          <table:table-cell office:value-type="string">
            <text:p>0x2F8</text:p>
          </table:table-cell>
          <table:table-cell office:value-type="string">
            <text:p>Time/Date [12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762</text:p>
          </table:table-cell>
          <table:table-cell office:value-type="string">
            <text:p>0x2FA</text:p>
          </table:table-cell>
          <table:table-cell office:value-type="string">
            <text:p>Seat occupancy, belt contacts (14)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office:value-type="string">
            <text:p>ACSM</text:p>
          </table:table-cell>
        </table:table-row>
        <table:table-row table:style-name="ro2">
          <table:table-cell office:value-type="string">
            <text:p><text:s text:c="4"/>764</text:p>
          </table:table-cell>
          <table:table-cell office:value-type="string">
            <text:p>0x2FC</text:p>
          </table:table-cell>
          <table:table-cell office:value-type="string">
            <text:p>ZV and valve status [11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772</text:p>
          </table:table-cell>
          <table:table-cell office:value-type="string">
            <text:p>0x304</text:p>
          </table:table-cell>
          <table:table-cell office:value-type="string">
            <text:p>Status gear [13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SMG_M/SMG/EGS_MECH+NAVI/EGS_MECH/DKG</text:p>
          </table:table-cell>
        </table:table-row>
        <table:table-row table:style-name="ro2">
          <table:table-cell office:value-type="string">
            <text:p><text:s text:c="4"/>774</text:p>
          </table:table-cell>
          <table:table-cell office:value-type="string">
            <text:p>0x306</text:p>
          </table:table-cell>
          <table:table-cell office:value-type="string">
            <text:p>Vehicle tilt [2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776</text:p>
          </table:table-cell>
          <table:table-cell office:value-type="string">
            <text:p>0x308</text:p>
          </table:table-cell>
          <table:table-cell office:value-type="string">
            <text:p>Status MSA [2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1">
          <table:table-cell office:value-type="string">
            <text:p><text:s text:c="4"/>784</text:p>
          </table:table-cell>
          <table:table-cell office:value-type="string">
            <text:p>0x310</text:p>
          </table:table-cell>
          <table:table-cell office:value-type="string">
            <text:p>Outside temperature/relative time [10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785</text:p>
          </table:table-cell>
          <table:table-cell office:value-type="string">
            <text:p>0x311</text:p>
          </table:table-cell>
          <table:table-cell office:value-type="string">
            <text:p>Refueling quantity [3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786</text:p>
          </table:table-cell>
          <table:table-cell office:value-type="string">
            <text:p>0x312</text:p>
          </table:table-cell>
          <table:table-cell office:value-type="string">
            <text:p>Service Call Teleservice [2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787</text:p>
          </table:table-cell>
          <table:table-cell office:value-type="string">
            <text:p>0x313</text:p>
          </table:table-cell>
          <table:table-cell office:value-type="string">
            <text:p>Status Service Call Teleservice [3]</text:p>
          </table:table-cell>
          <table:table-cell office:value-type="float" office:value="54">
            <text:p>54</text:p>
          </table:table-cell>
          <table:table-cell office:value-type="string">
            <text:p>0x36</text:p>
          </table:table-cell>
          <table:table-cell office:value-type="string">
            <text:p>TEL_BPI</text:p>
          </table:table-cell>
        </table:table-row>
        <table:table-row table:style-name="ro1">
          <table:table-cell office:value-type="string">
            <text:p><text:s text:c="4"/>787</text:p>
          </table:table-cell>
          <table:table-cell office:value-type="string">
            <text:p>0x313</text:p>
          </table:table-cell>
          <table:table-cell office:value-type="string">
            <text:p>Status Service Call Teleservice [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788</text:p>
          </table:table-cell>
          <table:table-cell office:value-type="string">
            <text:p>0x314</text:p>
          </table:table-cell>
          <table:table-cell office:value-type="string">
            <text:p>Driving light status [9]</text:p>
          </table:table-cell>
          <table:table-cell office:value-type="float" office:value="69">
            <text:p>69</text:p>
          </table:table-cell>
          <table:table-cell office:value-type="string">
            <text:p>0x45</text:p>
          </table:table-cell>
          <table:table-cell office:value-type="string">
            <text:p>RLS</text:p>
          </table:table-cell>
        </table:table-row>
        <table:table-row table:style-name="ro2">
          <table:table-cell office:value-type="string">
            <text:p><text:s text:c="4"/>788</text:p>
          </table:table-cell>
          <table:table-cell office:value-type="string">
            <text:p>0x314</text:p>
          </table:table-cell>
          <table:table-cell office:value-type="string">
            <text:p>Driving light status [9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789</text:p>
          </table:table-cell>
          <table:table-cell office:value-type="string">
            <text:p>0x315</text:p>
          </table:table-cell>
          <table:table-cell office:value-type="string">
            <text:p>Vehicle mode [7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791</text:p>
          </table:table-cell>
          <table:table-cell office:value-type="string">
            <text:p>0x317</text:p>
          </table:table-cell>
          <table:table-cell office:value-type="string">
            <text:p>Operation of the PDC button [1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/SZM</text:p>
          </table:table-cell>
        </table:table-row>
        <table:table-row table:style-name="ro2">
          <table:table-cell office:value-type="string">
            <text:p><text:s text:c="4"/>792</text:p>
          </table:table-cell>
          <table:table-cell office:value-type="string">
            <text:p>0x318</text:p>
          </table:table-cell>
          <table:table-cell office:value-type="string">
            <text:p>Status antenna passive access [7]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PGS</text:p>
          </table:table-cell>
        </table:table-row>
        <table:table-row table:style-name="ro2">
          <table:table-cell office:value-type="string">
            <text:p><text:s text:c="4"/>793</text:p>
          </table:table-cell>
          <table:table-cell office:value-type="string">
            <text:p>0x319</text:p>
          </table:table-cell>
          <table:table-cell office:value-type="string">
            <text:p>Operation RDC button [4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</text:p>
          </table:table-cell>
        </table:table-row>
        <table:table-row table:style-name="ro2">
          <table:table-cell office:value-type="string">
            <text:p><text:s text:c="4"/>796</text:p>
          </table:table-cell>
          <table:table-cell office:value-type="string">
            <text:p>0x31C</text:p>
          </table:table-cell>
          <table:table-cell office:value-type="string">
            <text:p>Tire pressure status [6]</text:p>
          </table:table-cell>
          <table:table-cell office:value-type="float" office:value="32">
            <text:p>32</text:p>
          </table:table-cell>
          <table:table-cell office:value-type="string">
            <text:p>0x20</text:p>
          </table:table-cell>
          <table:table-cell office:value-type="string">
            <text:p>RDC</text:p>
          </table:table-cell>
        </table:table-row>
        <table:table-row table:style-name="ro2">
          <table:table-cell office:value-type="string">
            <text:p><text:s text:c="4"/>797</text:p>
          </table:table-cell>
          <table:table-cell office:value-type="string">
            <text:p>0x31D</text:p>
          </table:table-cell>
          <table:table-cell office:value-type="string">
            <text:p>Tire puncture indicator status [6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1">
          <table:table-cell office:value-type="string">
            <text:p><text:s text:c="4"/>802</text:p>
          </table:table-cell>
          <table:table-cell office:value-type="string">
            <text:p>0x322</text:p>
          </table:table-cell>
          <table:table-cell office:value-type="string">
            <text:p>Damper current [2]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office:value-type="string">
            <text:p>EDCK_Modul</text:p>
          </table:table-cell>
        </table:table-row>
        <table:table-row table:style-name="ro1">
          <table:table-cell office:value-type="string">
            <text:p><text:s text:c="4"/>806</text:p>
          </table:table-cell>
          <table:table-cell office:value-type="string">
            <text:p>0x326</text:p>
          </table:table-cell>
          <table:table-cell office:value-type="string">
            <text:p>Status damper program [9]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office:value-type="string">
            <text:p>EDCK_Modul</text:p>
          </table:table-cell>
        </table:table-row>
        <table:table-row table:style-name="ro1">
          <table:table-cell office:value-type="string">
            <text:p><text:s text:c="4"/>808</text:p>
          </table:table-cell>
          <table:table-cell office:value-type="string">
            <text:p>0x328</text:p>
          </table:table-cell>
          <table:table-cell office:value-type="string">
            <text:p>Relative time [9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810</text:p>
          </table:table-cell>
          <table:table-cell office:value-type="string">
            <text:p>0x32A</text:p>
          </table:table-cell>
          <table:table-cell office:value-type="string">
            <text:p>ALC control [2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813</text:p>
          </table:table-cell>
          <table:table-cell office:value-type="string">
            <text:p>0x32D</text:p>
          </table:table-cell>
          <table:table-cell office:value-type="string">
            <text:p>Display HDC [3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</text:p>
          </table:table-cell>
        </table:table-row>
        <table:table-row table:style-name="ro2">
          <table:table-cell office:value-type="string">
            <text:p><text:s text:c="4"/>814</text:p>
          </table:table-cell>
          <table:table-cell office:value-type="string">
            <text:p>0x32E</text:p>
          </table:table-cell>
          <table:table-cell office:value-type="string">
            <text:p>Status climate internal rule info [6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1">
          <table:table-cell office:value-type="string">
            <text:p><text:s text:c="4"/>816</text:p>
          </table:table-cell>
          <table:table-cell office:value-type="string">
            <text:p>0x330</text:p>
          </table:table-cell>
          <table:table-cell office:value-type="string">
            <text:p>Mileage/Range [5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817</text:p>
          </table:table-cell>
          <table:table-cell office:value-type="string">
            <text:p>0x331</text:p>
          </table:table-cell>
          <table:table-cell office:value-type="string">
            <text:p>Programming step cruise control [2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818</text:p>
          </table:table-cell>
          <table:table-cell office:value-type="string">
            <text:p>0x332</text:p>
          </table:table-cell>
          <table:table-cell office:value-type="string">
            <text:p>Driver display speed range [4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821</text:p>
          </table:table-cell>
          <table:table-cell office:value-type="string">
            <text:p>0x335</text:p>
          </table:table-cell>
          <table:table-cell office:value-type="string">
            <text:p>Electric fuel pump status [3]</text:p>
          </table:table-cell>
          <table:table-cell office:value-type="float" office:value="23">
            <text:p>23</text:p>
          </table:table-cell>
          <table:table-cell office:value-type="string">
            <text:p>0x17</text:p>
          </table:table-cell>
          <table:table-cell office:value-type="string">
            <text:p>EKP</text:p>
          </table:table-cell>
        </table:table-row>
        <table:table-row table:style-name="ro1">
          <table:table-cell office:value-type="string">
            <text:p><text:s text:c="4"/>822</text:p>
          </table:table-cell>
          <table:table-cell office:value-type="string">
            <text:p>0x336</text:p>
          </table:table-cell>
          <table:table-cell office:value-type="string">
            <text:p>Display check control message (role) [3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823</text:p>
          </table:table-cell>
          <table:table-cell office:value-type="string">
            <text:p>0x337</text:p>
          </table:table-cell>
          <table:table-cell office:value-type="string">
            <text:p>Status fuel control DME [1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</text:p>
          </table:table-cell>
        </table:table-row>
        <table:table-row table:style-name="ro1">
          <table:table-cell office:value-type="string">
            <text:p><text:s text:c="4"/>824</text:p>
          </table:table-cell>
          <table:table-cell office:value-type="string">
            <text:p>0x338</text:p>
          </table:table-cell>
          <table:table-cell office:value-type="string">
            <text:p>Control display check control message [7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825</text:p>
          </table:table-cell>
          <table:table-cell office:value-type="string">
            <text:p>0x339</text:p>
          </table:table-cell>
          <table:table-cell office:value-type="string">
            <text:p>Status display functions external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826</text:p>
          </table:table-cell>
          <table:table-cell office:value-type="string">
            <text:p>0x33A</text:p>
          </table:table-cell>
          <table:table-cell office:value-type="string">
            <text:p>Status monitor front [3]</text:p>
          </table:table-cell>
          <table:table-cell office:value-type="float" office:value="115">
            <text:p>115</text:p>
          </table:table-cell>
          <table:table-cell office:value-type="string">
            <text:p>0x73</text:p>
          </table:table-cell>
          <table:table-cell office:value-type="string">
            <text:p>CID_C_H/CID_C</text:p>
          </table:table-cell>
        </table:table-row>
        <table:table-row table:style-name="ro2">
          <table:table-cell office:value-type="string">
            <text:p><text:s text:c="4"/>840</text:p>
          </table:table-cell>
          <table:table-cell office:value-type="string">
            <text:p>0x348</text:p>
          </table:table-cell>
          <table:table-cell office:value-type="string">
            <text:p>Compliance navigation graph [4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842</text:p>
          </table:table-cell>
          <table:table-cell office:value-type="string">
            <text:p>0x34A</text:p>
          </table:table-cell>
          <table:table-cell office:value-type="string">
            <text:p>Navigation GPS 1 [5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843</text:p>
          </table:table-cell>
          <table:table-cell office:value-type="string">
            <text:p>0x34B</text:p>
          </table:table-cell>
          <table:table-cell office:value-type="string">
            <text:p>Seat back lock status FA (3)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</text:p>
          </table:table-cell>
        </table:table-row>
        <table:table-row table:style-name="ro2">
          <table:table-cell office:value-type="string">
            <text:p><text:s text:c="4"/>843</text:p>
          </table:table-cell>
          <table:table-cell office:value-type="string">
            <text:p>0x34B</text:p>
          </table:table-cell>
          <table:table-cell office:value-type="string">
            <text:p>Seat back lock status FA (3)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2">
          <table:table-cell office:value-type="string">
            <text:p><text:s text:c="4"/>844</text:p>
          </table:table-cell>
          <table:table-cell office:value-type="string">
            <text:p>0x34C</text:p>
          </table:table-cell>
          <table:table-cell office:value-type="string">
            <text:p>Navigation GPS 2 [5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845</text:p>
          </table:table-cell>
          <table:table-cell office:value-type="string">
            <text:p>0x34D</text:p>
          </table:table-cell>
          <table:table-cell office:value-type="string">
            <text:p>Status of seat back lock BF [2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</text:p>
          </table:table-cell>
        </table:table-row>
        <table:table-row table:style-name="ro2">
          <table:table-cell office:value-type="string">
            <text:p><text:s text:c="4"/>845</text:p>
          </table:table-cell>
          <table:table-cell office:value-type="string">
            <text:p>0x34D</text:p>
          </table:table-cell>
          <table:table-cell office:value-type="string">
            <text:p>Status of seat back lock BF [2]</text:p>
          </table:table-cell>
          <table:table-cell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SM_BF</text:p>
          </table:table-cell>
        </table:table-row>
        <table:table-row table:style-name="ro2">
          <table:table-cell office:value-type="string">
            <text:p><text:s text:c="4"/>846</text:p>
          </table:table-cell>
          <table:table-cell office:value-type="string">
            <text:p>0x34E</text:p>
          </table:table-cell>
          <table:table-cell office:value-type="string">
            <text:p>Navigation system information [6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</text:p>
          </table:table-cell>
        </table:table-row>
        <table:table-row table:style-name="ro2">
          <table:table-cell office:value-type="string">
            <text:p><text:s text:c="4"/>858</text:p>
          </table:table-cell>
          <table:table-cell office:value-type="string">
            <text:p>0x35A</text:p>
          </table:table-cell>
          <table:table-cell office:value-type="string">
            <text:p>Appointment Condition Based Service [2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1">
          <table:table-cell office:value-type="string">
            <text:p><text:s text:c="4"/>860</text:p>
          </table:table-cell>
          <table:table-cell office:value-type="string">
            <text:p>0x35C</text:p>
          </table:table-cell>
          <table:table-cell office:value-type="string">
            <text:p>Status on-board computer [5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862</text:p>
          </table:table-cell>
          <table:table-cell office:value-type="string">
            <text:p>0x35E</text:p>
          </table:table-cell>
          <table:table-cell office:value-type="string">
            <text:p>On-board computer data (travel data) [5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864</text:p>
          </table:table-cell>
          <table:table-cell office:value-type="string">
            <text:p>0x360</text:p>
          </table:table-cell>
          <table:table-cell office:value-type="string">
            <text:p>Data on-board computer (start of journey) [2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866</text:p>
          </table:table-cell>
          <table:table-cell office:value-type="string">
            <text:p>0x362</text:p>
          </table:table-cell>
          <table:table-cell office:value-type="string">
            <text:p>Data on-board computer (average values) [4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868</text:p>
          </table:table-cell>
          <table:table-cell office:value-type="string">
            <text:p>0x364</text:p>
          </table:table-cell>
          <table:table-cell office:value-type="string">
            <text:p>Data on-board computer (arrival) [2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870</text:p>
          </table:table-cell>
          <table:table-cell office:value-type="string">
            <text:p>0x366</text:p>
          </table:table-cell>
          <table:table-cell office:value-type="string">
            <text:p>Display combination/external display [3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1">
          <table:table-cell office:value-type="string">
            <text:p><text:s text:c="4"/>871</text:p>
          </table:table-cell>
          <table:table-cell office:value-type="string">
            <text:p>0x367</text:p>
          </table:table-cell>
          <table:table-cell office:value-type="string">
            <text:p>Control display demand-oriented service [6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884</text:p>
          </table:table-cell>
          <table:table-cell office:value-type="string">
            <text:p>0x374</text:p>
          </table:table-cell>
          <table:table-cell office:value-type="string">
            <text:p>Wheel tolerance adjustment [7]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XC_RB/DSC_RB/DSC_CT</text:p>
          </table:table-cell>
        </table:table-row>
        <table:table-row table:style-name="ro2">
          <table:table-cell office:value-type="string">
            <text:p><text:s text:c="4"/>886</text:p>
          </table:table-cell>
          <table:table-cell office:value-type="string">
            <text:p>0x376</text:p>
          </table:table-cell>
          <table:table-cell office:value-type="string">
            <text:p>Status of wear of the slat [3]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office:value-type="string">
            <text:p>VGSG</text:p>
          </table:table-cell>
        </table:table-row>
        <table:table-row table:style-name="ro2">
          <table:table-cell office:value-type="string">
            <text:p><text:s text:c="4"/>896</text:p>
          </table:table-cell>
          <table:table-cell office:value-type="string">
            <text:p>0x380</text:p>
          </table:table-cell>
          <table:table-cell office:value-type="string">
            <text:p>Chassis number [5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897</text:p>
          </table:table-cell>
          <table:table-cell office:value-type="string">
            <text:p>0x381</text:p>
          </table:table-cell>
          <table:table-cell office:value-type="string">
            <text:p>Electronic engine oil dipstick [10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898</text:p>
          </table:table-cell>
          <table:table-cell office:value-type="string">
            <text:p>0x382</text:p>
          </table:table-cell>
          <table:table-cell office:value-type="string">
            <text:p>Electronic engine oil dipstick M [1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904</text:p>
          </table:table-cell>
          <table:table-cell office:value-type="string">
            <text:p>0x388</text:p>
          </table:table-cell>
          <table:table-cell office:value-type="string">
            <text:p>Vehicle type [13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910</text:p>
          </table:table-cell>
          <table:table-cell office:value-type="string">
            <text:p>0x38E</text:p>
          </table:table-cell>
          <table:table-cell office:value-type="string">
            <text:p>Starting speed [1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1">
          <table:table-cell office:value-type="string">
            <text:p><text:s text:c="4"/>916</text:p>
          </table:table-cell>
          <table:table-cell office:value-type="string">
            <text:p>0x394</text:p>
          </table:table-cell>
          <table:table-cell office:value-type="string">
            <text:p>RDA request/data storage [5]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917</text:p>
          </table:table-cell>
          <table:table-cell office:value-type="string">
            <text:p>0x395</text:p>
          </table:table-cell>
          <table:table-cell office:value-type="string">
            <text:p>Coding power management [2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920</text:p>
          </table:table-cell>
          <table:table-cell office:value-type="string">
            <text:p>0x398</text:p>
          </table:table-cell>
          <table:table-cell office:value-type="string">
            <text:p>Operating the chassis [14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21</text:p>
          </table:table-cell>
          <table:table-cell office:value-type="string">
            <text:p>0x399</text:p>
          </table:table-cell>
          <table:table-cell office:value-type="string">
            <text:p>Status M-Drive [2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</text:p>
          </table:table-cell>
        </table:table-row>
        <table:table-row table:style-name="ro1">
          <table:table-cell office:value-type="string">
            <text:p><text:s text:c="4"/>924</text:p>
          </table:table-cell>
          <table:table-cell office:value-type="string">
            <text:p>0x39C</text:p>
          </table:table-cell>
          <table:table-cell office:value-type="string">
            <text:p>EBA data request [5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926</text:p>
          </table:table-cell>
          <table:table-cell office:value-type="string">
            <text:p>0x39E</text:p>
          </table:table-cell>
          <table:table-cell office:value-type="string">
            <text:p>Operation time/date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28</text:p>
          </table:table-cell>
          <table:table-cell office:value-type="string">
            <text:p>0x3A0</text:p>
          </table:table-cell>
          <table:table-cell office:value-type="string">
            <text:p>Vehicle condition [4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931</text:p>
          </table:table-cell>
          <table:table-cell office:value-type="string">
            <text:p>0x3A3</text:p>
          </table:table-cell>
          <table:table-cell office:value-type="string">
            <text:p>Request Remote Services [2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40</text:p>
          </table:table-cell>
          <table:table-cell office:value-type="string">
            <text:p>0x3AC</text:p>
          </table:table-cell>
          <table:table-cell office:value-type="string">
            <text:p>Follow-up time terminal 30 error-controlled [2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944</text:p>
          </table:table-cell>
          <table:table-cell office:value-type="string">
            <text:p>0x3B0</text:p>
          </table:table-cell>
          <table:table-cell office:value-type="string">
            <text:p>Status gear reverse [2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945</text:p>
          </table:table-cell>
          <table:table-cell office:value-type="string">
            <text:p>0x3B1</text:p>
          </table:table-cell>
          <table:table-cell office:value-type="string">
            <text:p>Gearbox data 3 [2]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EGS_MECH/DKG</text:p>
          </table:table-cell>
        </table:table-row>
        <table:table-row table:style-name="ro2">
          <table:table-cell office:value-type="string">
            <text:p><text:s text:c="4"/>947</text:p>
          </table:table-cell>
          <table:table-cell office:value-type="string">
            <text:p>0x3B3</text:p>
          </table:table-cell>
          <table:table-cell office:value-type="string">
            <text:p>Power management consumer control [8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948</text:p>
          </table:table-cell>
          <table:table-cell office:value-type="string">
            <text:p>0x3B4</text:p>
          </table:table-cell>
          <table:table-cell office:value-type="string">
            <text:p>Power management battery voltage [11]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949</text:p>
          </table:table-cell>
          <table:table-cell office:value-type="string">
            <text:p>0x3B5</text:p>
          </table:table-cell>
          <table:table-cell office:value-type="string">
            <text:p>Water valve status [6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950</text:p>
          </table:table-cell>
          <table:table-cell office:value-type="string">
            <text:p>0x3B6</text:p>
          </table:table-cell>
          <table:table-cell office:value-type="string">
            <text:p>Window regulator position FAT [6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951</text:p>
          </table:table-cell>
          <table:table-cell office:value-type="string">
            <text:p>0x3B7</text:p>
          </table:table-cell>
          <table:table-cell office:value-type="string">
            <text:p>Window regulator position FATH [5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952</text:p>
          </table:table-cell>
          <table:table-cell office:value-type="string">
            <text:p>0x3B8</text:p>
          </table:table-cell>
          <table:table-cell office:value-type="string">
            <text:p>Window regulator position BFT [6]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953</text:p>
          </table:table-cell>
          <table:table-cell office:value-type="string">
            <text:p>0x3B9</text:p>
          </table:table-cell>
          <table:table-cell office:value-type="string">
            <text:p>Window regulator position BFTH [5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954</text:p>
          </table:table-cell>
          <table:table-cell office:value-type="string">
            <text:p>0x3BA</text:p>
          </table:table-cell>
          <table:table-cell office:value-type="string">
            <text:p>Position SHD[10]</text:p>
          </table:table-cell>
          <table:table-cell office:value-type="float" office:value="68">
            <text:p>68</text:p>
          </table:table-cell>
          <table:table-cell office:value-type="string">
            <text:p>0x44</text:p>
          </table:table-cell>
          <table:table-cell office:value-type="string">
            <text:p>SHD/MDS</text:p>
          </table:table-cell>
        </table:table-row>
        <table:table-row table:style-name="ro2">
          <table:table-cell office:value-type="string">
            <text:p><text:s text:c="4"/>957</text:p>
          </table:table-cell>
          <table:table-cell office:value-type="string">
            <text:p>0x3BD</text:p>
          </table:table-cell>
          <table:table-cell office:value-type="string">
            <text:p>Status consumer shutdown [2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958</text:p>
          </table:table-cell>
          <table:table-cell office:value-type="string">
            <text:p>0x3BE</text:p>
          </table:table-cell>
          <table:table-cell office:value-type="string">
            <text:p>Power supply follow-up time [5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959</text:p>
          </table:table-cell>
          <table:table-cell office:value-type="string">
            <text:p>0x3BF</text:p>
          </table:table-cell>
          <table:table-cell office:value-type="string">
            <text:p>Rear window window regulator position [1]</text:p>
          </table:table-cell>
          <table:table-cell office:value-type="float" office:value="36">
            <text:p>36</text:p>
          </table:table-cell>
          <table:table-cell office:value-type="string">
            <text:p>0x24</text:p>
          </table:table-cell>
          <table:table-cell office:value-type="string">
            <text:p>CVM_V</text:p>
          </table:table-cell>
        </table:table-row>
        <table:table-row table:style-name="ro2">
          <table:table-cell office:value-type="string">
            <text:p><text:s text:c="4"/>960</text:p>
          </table:table-cell>
          <table:table-cell office:value-type="string">
            <text:p>0x3C0</text:p>
          </table:table-cell>
          <table:table-cell office:value-type="string">
            <text:p>Configuration FAS [3]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2">
          <table:table-cell office:value-type="string">
            <text:p><text:s text:c="4"/>961</text:p>
          </table:table-cell>
          <table:table-cell office:value-type="string">
            <text:p>0x3C1</text:p>
          </table:table-cell>
          <table:table-cell office:value-type="string">
            <text:p>Configuration BFS [3]</text:p>
          </table:table-cell>
          <table:table-cell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SM_BF</text:p>
          </table:table-cell>
        </table:table-row>
        <table:table-row table:style-name="ro2">
          <table:table-cell office:value-type="string">
            <text:p><text:s text:c="4"/>970</text:p>
          </table:table-cell>
          <table:table-cell office:value-type="string">
            <text:p>0x3CA</text:p>
          </table:table-cell>
          <table:table-cell office:value-type="string">
            <text:p>Configuration M-Drive [2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79</text:p>
          </table:table-cell>
          <table:table-cell office:value-type="string">
            <text:p>0x3D3</text:p>
          </table:table-cell>
          <table:table-cell office:value-type="string">
            <text:p>Solar sensor status [1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980</text:p>
          </table:table-cell>
          <table:table-cell office:value-type="string">
            <text:p>0x3D4</text:p>
          </table:table-cell>
          <table:table-cell office:value-type="string">
            <text:p>Configuration of central locking CKM [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81</text:p>
          </table:table-cell>
          <table:table-cell office:value-type="string">
            <text:p>0x3D5</text:p>
          </table:table-cell>
          <table:table-cell office:value-type="string">
            <text:p>Status of central locking CKM [4]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982</text:p>
          </table:table-cell>
          <table:table-cell office:value-type="string">
            <text:p>0x3D6</text:p>
          </table:table-cell>
          <table:table-cell office:value-type="string">
            <text:p>Configuration DWA CKM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83</text:p>
          </table:table-cell>
          <table:table-cell office:value-type="string">
            <text:p>0x3D7</text:p>
          </table:table-cell>
          <table:table-cell office:value-type="string">
            <text:p>Status DWA CKM [2]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DWA</text:p>
          </table:table-cell>
        </table:table-row>
        <table:table-row table:style-name="ro2">
          <table:table-cell office:value-type="string">
            <text:p><text:s text:c="4"/>984</text:p>
          </table:table-cell>
          <table:table-cell office:value-type="string">
            <text:p>0x3D8</text:p>
          </table:table-cell>
          <table:table-cell office:value-type="string">
            <text:p>Configuration RLS CKM [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85</text:p>
          </table:table-cell>
          <table:table-cell office:value-type="string">
            <text:p>0x3D9</text:p>
          </table:table-cell>
          <table:table-cell office:value-type="string">
            <text:p>Status RLS CKM [4]</text:p>
          </table:table-cell>
          <table:table-cell office:value-type="float" office:value="69">
            <text:p>69</text:p>
          </table:table-cell>
          <table:table-cell office:value-type="string">
            <text:p>0x45</text:p>
          </table:table-cell>
          <table:table-cell office:value-type="string">
            <text:p>RLS</text:p>
          </table:table-cell>
        </table:table-row>
        <table:table-row table:style-name="ro2">
          <table:table-cell office:value-type="string">
            <text:p><text:s text:c="4"/>985</text:p>
          </table:table-cell>
          <table:table-cell office:value-type="string">
            <text:p>0x3D9</text:p>
          </table:table-cell>
          <table:table-cell office:value-type="string">
            <text:p>Status RLS CKM [4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986</text:p>
          </table:table-cell>
          <table:table-cell office:value-type="string">
            <text:p>0x3DA</text:p>
          </table:table-cell>
          <table:table-cell office:value-type="string">
            <text:p>Configuration memory positions CKM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87</text:p>
          </table:table-cell>
          <table:table-cell office:value-type="string">
            <text:p>0x3DB</text:p>
          </table:table-cell>
          <table:table-cell office:value-type="string">
            <text:p>Status memory positions CKM [3]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_MIT_KBUS</text:p>
          </table:table-cell>
        </table:table-row>
        <table:table-row table:style-name="ro2">
          <table:table-cell office:value-type="string">
            <text:p><text:s text:c="4"/>987</text:p>
          </table:table-cell>
          <table:table-cell office:value-type="string">
            <text:p>0x3DB</text:p>
          </table:table-cell>
          <table:table-cell office:value-type="string">
            <text:p>Status memory positions CKM [3]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</text:p>
          </table:table-cell>
        </table:table-row>
        <table:table-row table:style-name="ro2">
          <table:table-cell office:value-type="string">
            <text:p><text:s text:c="4"/>988</text:p>
          </table:table-cell>
          <table:table-cell office:value-type="string">
            <text:p>0x3DC</text:p>
          </table:table-cell>
          <table:table-cell office:value-type="string">
            <text:p>Configuration light CKM [3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89</text:p>
          </table:table-cell>
          <table:table-cell office:value-type="string">
            <text:p>0x3DD</text:p>
          </table:table-cell>
          <table:table-cell office:value-type="string">
            <text:p>Status light CKM [4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990</text:p>
          </table:table-cell>
          <table:table-cell office:value-type="string">
            <text:p>0x3DE</text:p>
          </table:table-cell>
          <table:table-cell office:value-type="string">
            <text:p>Configuration climate CKM [5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91</text:p>
          </table:table-cell>
          <table:table-cell office:value-type="string">
            <text:p>0x3DF</text:p>
          </table:table-cell>
          <table:table-cell office:value-type="string">
            <text:p>Status climate CKM [6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992</text:p>
          </table:table-cell>
          <table:table-cell office:value-type="string">
            <text:p>0x3E0</text:p>
          </table:table-cell>
          <table:table-cell office:value-type="string">
            <text:p>Configuration ALC CKM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93</text:p>
          </table:table-cell>
          <table:table-cell office:value-type="string">
            <text:p>0x3E1</text:p>
          </table:table-cell>
          <table:table-cell office:value-type="string">
            <text:p>Status ALC CKM [1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994</text:p>
          </table:table-cell>
          <table:table-cell office:value-type="string">
            <text:p>0x3E2</text:p>
          </table:table-cell>
          <table:table-cell office:value-type="string">
            <text:p>Configuration tailgate CKM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995</text:p>
          </table:table-cell>
          <table:table-cell office:value-type="string">
            <text:p>0x3E3</text:p>
          </table:table-cell>
          <table:table-cell office:value-type="string">
            <text:p>Status tailgate CKM [1]</text:p>
          </table:table-cell>
          <table:table-cell office:value-type="float" office:value="107">
            <text:p>107</text:p>
          </table:table-cell>
          <table:table-cell office:value-type="string">
            <text:p>0x6B</text:p>
          </table:table-cell>
          <table:table-cell office:value-type="string">
            <text:p>HKL</text:p>
          </table:table-cell>
        </table:table-row>
        <table:table-row table:style-name="ro1">
          <table:table-cell office:value-type="string">
            <text:p><text:s text:c="4"/>1001</text:p>
          </table:table-cell>
          <table:table-cell office:value-type="string">
            <text:p>0x3E9</text:p>
          </table:table-cell>
          <table:table-cell office:value-type="string">
            <text:p>Marker 1 [1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1">
          <table:table-cell office:value-type="string">
            <text:p><text:s text:c="4"/>1002</text:p>
          </table:table-cell>
          <table:table-cell office:value-type="string">
            <text:p>0x3EA</text:p>
          </table:table-cell>
          <table:table-cell office:value-type="string">
            <text:p>Marker 2 [3]</text:p>
          </table:table-cell>
          <table:table-cell office:value-type="float" office:value="126">
            <text:p>126</text:p>
          </table:table-cell>
          <table:table-cell office:value-type="string">
            <text:p>0x7E</text:p>
          </table:table-cell>
          <table:table-cell office:value-type="string">
            <text:p>Diagnosetool_K_CAN_System</text:p>
          </table:table-cell>
        </table:table-row>
        <table:table-row table:style-name="ro1">
          <table:table-cell office:value-type="string">
            <text:p><text:s text:c="4"/>1003</text:p>
          </table:table-cell>
          <table:table-cell office:value-type="string">
            <text:p>0x3EB</text:p>
          </table:table-cell>
          <table:table-cell office:value-type="string">
            <text:p>Marker 3 [1]</text:p>
          </table:table-cell>
          <table:table-cell office:value-type="float" office:value="125">
            <text:p>125</text:p>
          </table:table-cell>
          <table:table-cell office:value-type="string">
            <text:p>0x7D</text:p>
          </table:table-cell>
          <table:table-cell office:value-type="string">
            <text:p>Diagnosetool_PT_CAN</text:p>
          </table:table-cell>
        </table:table-row>
        <table:table-row table:style-name="ro1">
          <table:table-cell office:value-type="string">
            <text:p><text:s text:c="4"/>1006</text:p>
          </table:table-cell>
          <table:table-cell office:value-type="string">
            <text:p>0x3EE</text:p>
          </table:table-cell>
          <table:table-cell office:value-type="string">
            <text:p>Request error message [1]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unbekannt</text:p>
          </table:table-cell>
        </table:table-row>
        <table:table-row table:style-name="ro2">
          <table:table-cell office:value-type="string">
            <text:p><text:s text:c="4"/>1007</text:p>
          </table:table-cell>
          <table:table-cell office:value-type="string">
            <text:p>0x3EF</text:p>
          </table:table-cell>
          <table:table-cell office:value-type="string">
            <text:p>OBD data engine (3)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ME1/DDE1</text:p>
          </table:table-cell>
        </table:table-row>
        <table:table-row table:style-name="ro2">
          <table:table-cell office:value-type="string">
            <text:p><text:s text:c="4"/>1008</text:p>
          </table:table-cell>
          <table:table-cell office:value-type="string">
            <text:p>0x3F0</text:p>
          </table:table-cell>
          <table:table-cell office:value-type="string">
            <text:p>Configuration Light Advanced CKM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1009</text:p>
          </table:table-cell>
          <table:table-cell office:value-type="string">
            <text:p>0x3F1</text:p>
          </table:table-cell>
          <table:table-cell office:value-type="string">
            <text:p>Status Light Advanced CKM [1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1012</text:p>
          </table:table-cell>
          <table:table-cell office:value-type="string">
            <text:p>0x3F4</text:p>
          </table:table-cell>
          <table:table-cell office:value-type="string">
            <text:p>Configuration of load compartment cover CKM [1]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M_ASK/CCC_GW</text:p>
          </table:table-cell>
        </table:table-row>
        <table:table-row table:style-name="ro2">
          <table:table-cell office:value-type="string">
            <text:p><text:s text:c="4"/>1013</text:p>
          </table:table-cell>
          <table:table-cell office:value-type="string">
            <text:p>0x3F5</text:p>
          </table:table-cell>
          <table:table-cell office:value-type="string">
            <text:p>Status of load compartment cover CKM [1]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1">
          <table:table-cell office:value-type="string">
            <text:p><text:s text:c="4"/>1022</text:p>
          </table:table-cell>
          <table:table-cell office:value-type="string">
            <text:p>0x3FE</text:p>
          </table:table-cell>
          <table:table-cell office:value-type="string">
            <text:p>Request CAN_Testtool SI-Bus [5]</text:p>
          </table:table-cell>
          <table:table-cell office:value-type="float" office:value="126">
            <text:p>126</text:p>
          </table:table-cell>
          <table:table-cell office:value-type="string">
            <text:p>0x7E</text:p>
          </table:table-cell>
          <table:table-cell office:value-type="string">
            <text:p>Diagnosetool_K_CAN_System</text:p>
          </table:table-cell>
        </table:table-row>
        <table:table-row table:style-name="ro2">
          <table:table-cell office:value-type="string">
            <text:p><text:s text:c="4"/>1280</text:p>
          </table:table-cell>
          <table:table-cell office:value-type="string">
            <text:p>0x500</text:p>
          </table:table-cell>
          <table:table-cell office:value-type="string">
            <text:p>Data transfer [1]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</text:p>
          </table:table-cell>
        </table:table-row>
        <table:table-row table:style-name="ro2">
          <table:table-cell office:value-type="string">
            <text:p><text:s text:c="4"/>1280</text:p>
          </table:table-cell>
          <table:table-cell office:value-type="string">
            <text:p>0x500</text:p>
          </table:table-cell>
          <table:table-cell office:value-type="string">
            <text:p>Data transfer [1]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1984</text:p>
          </table:table-cell>
          <table:table-cell office:value-type="string">
            <text:p>0x7C0</text:p>
          </table:table-cell>
          <table:table-cell office:value-type="string">
            <text:p>CAS programming end of tape 1 (3)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1985</text:p>
          </table:table-cell>
          <table:table-cell office:value-type="string">
            <text:p>0x7C1</text:p>
          </table:table-cell>
          <table:table-cell office:value-type="string">
            <text:p>CAS programming end of tape 2 (3)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TOOL_BANDENDE_CAS</text:p>
          </table:table-cell>
        </table:table-row>
        <table:table-row table:style-name="ro2">
          <table:table-cell office:value-type="string">
            <text:p><text:s text:c="4"/>1986</text:p>
          </table:table-cell>
          <table:table-cell office:value-type="string">
            <text:p>0x7C2</text:p>
          </table:table-cell>
          <table:table-cell office:value-type="string">
            <text:p>CAS application message 1 (3)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1987</text:p>
          </table:table-cell>
          <table:table-cell office:value-type="string">
            <text:p>0x7C3</text:p>
          </table:table-cell>
          <table:table-cell office:value-type="string">
            <text:p>CAS application message 2 (3)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TOOL_BANDENDE_CAS</text:p>
          </table:table-cell>
        </table:table-row>
        <table:table-row table:style-name="ro2">
          <table:table-cell office:value-type="string">
            <text:p><text:s text:c="4"/>1152</text:p>
          </table:table-cell>
          <table:table-cell office:value-type="string">
            <text:p>0x480</text:p>
          </table:table-cell>
          <table:table-cell office:value-type="string">
            <text:p>Network management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1153</text:p>
          </table:table-cell>
          <table:table-cell office:value-type="string">
            <text:p>0x481</text:p>
          </table:table-cell>
          <table:table-cell office:value-type="string">
            <text:p>Network management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office:value-type="string">
            <text:p>ACSM</text:p>
          </table:table-cell>
        </table:table-row>
        <table:table-row table:style-name="ro2">
          <table:table-cell office:value-type="string">
            <text:p><text:s text:c="4"/>1154</text:p>
          </table:table-cell>
          <table:table-cell office:value-type="string">
            <text:p>0x482</text:p>
          </table:table-cell>
          <table:table-cell office:value-type="string">
            <text:p>Network management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1170</text:p>
          </table:table-cell>
          <table:table-cell office:value-type="string">
            <text:p>0x492</text:p>
          </table:table-cell>
          <table:table-cell office:value-type="string">
            <text:p>Network management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DE1/DME1</text:p>
          </table:table-cell>
        </table:table-row>
        <table:table-row table:style-name="ro2">
          <table:table-cell office:value-type="string">
            <text:p><text:s text:c="4"/>1174</text:p>
          </table:table-cell>
          <table:table-cell office:value-type="string">
            <text:p>0x496</text:p>
          </table:table-cell>
          <table:table-cell office:value-type="string">
            <text:p>Network management</text:p>
          </table:table-cell>
          <table:table-cell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AFS</text:p>
          </table:table-cell>
        </table:table-row>
        <table:table-row table:style-name="ro2">
          <table:table-cell office:value-type="string">
            <text:p><text:s text:c="4"/>1175</text:p>
          </table:table-cell>
          <table:table-cell office:value-type="string">
            <text:p>0x497</text:p>
          </table:table-cell>
          <table:table-cell office:value-type="string">
            <text:p>Network management</text:p>
          </table:table-cell>
          <table:table-cell office:value-type="float" office:value="23">
            <text:p>23</text:p>
          </table:table-cell>
          <table:table-cell office:value-type="string">
            <text:p>0x17</text:p>
          </table:table-cell>
          <table:table-cell office:value-type="string">
            <text:p>EKP</text:p>
          </table:table-cell>
        </table:table-row>
        <table:table-row table:style-name="ro2">
          <table:table-cell office:value-type="string">
            <text:p><text:s text:c="4"/>1176</text:p>
          </table:table-cell>
          <table:table-cell office:value-type="string">
            <text:p>0x498</text:p>
          </table:table-cell>
          <table:table-cell office:value-type="string">
            <text:p>Network management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DKG/EGS_MECH/EGS_MECH+NAVI/SMG/SMG_M</text:p>
          </table:table-cell>
        </table:table-row>
        <table:table-row table:style-name="ro2">
          <table:table-cell office:value-type="string">
            <text:p><text:s text:c="4"/>1177</text:p>
          </table:table-cell>
          <table:table-cell office:value-type="string">
            <text:p>0x499</text:p>
          </table:table-cell>
          <table:table-cell office:value-type="string">
            <text:p>Network management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office:value-type="string">
            <text:p>VGSG</text:p>
          </table:table-cell>
        </table:table-row>
        <table:table-row table:style-name="ro2">
          <table:table-cell office:value-type="string">
            <text:p><text:s text:c="4"/>1179</text:p>
          </table:table-cell>
          <table:table-cell office:value-type="string">
            <text:p>0x49B</text:p>
          </table:table-cell>
          <table:table-cell office:value-type="string">
            <text:p>Network management</text:p>
          </table:table-cell>
          <table:table-cell office:value-type="float" office:value="27">
            <text:p>27</text:p>
          </table:table-cell>
          <table:table-cell office:value-type="string">
            <text:p>0x1B</text:p>
          </table:table-cell>
          <table:table-cell office:value-type="string">
            <text:p>VVT1</text:p>
          </table:table-cell>
        </table:table-row>
        <table:table-row table:style-name="ro2">
          <table:table-cell office:value-type="string">
            <text:p><text:s text:c="4"/>1180</text:p>
          </table:table-cell>
          <table:table-cell office:value-type="string">
            <text:p>0x49C</text:p>
          </table:table-cell>
          <table:table-cell office:value-type="string">
            <text:p>Network management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2">
          <table:table-cell office:value-type="string">
            <text:p><text:s text:c="4"/>1182</text:p>
          </table:table-cell>
          <table:table-cell office:value-type="string">
            <text:p>0x49E</text:p>
          </table:table-cell>
          <table:table-cell office:value-type="string">
            <text:p>Network management</text:p>
          </table:table-cell>
          <table:table-cell office:value-type="float" office:value="30">
            <text:p>30</text:p>
          </table:table-cell>
          <table:table-cell office:value-type="string">
            <text:p>0x1E</text:p>
          </table:table-cell>
          <table:table-cell office:value-type="string">
            <text:p>VVT2</text:p>
          </table:table-cell>
        </table:table-row>
        <table:table-row table:style-name="ro2">
          <table:table-cell office:value-type="string">
            <text:p><text:s text:c="4"/>1184</text:p>
          </table:table-cell>
          <table:table-cell office:value-type="string">
            <text:p>0x4A0</text:p>
          </table:table-cell>
          <table:table-cell office:value-type="string">
            <text:p>Network management</text:p>
          </table:table-cell>
          <table:table-cell office:value-type="float" office:value="32">
            <text:p>32</text:p>
          </table:table-cell>
          <table:table-cell office:value-type="string">
            <text:p>0x20</text:p>
          </table:table-cell>
          <table:table-cell office:value-type="string">
            <text:p>RDC</text:p>
          </table:table-cell>
        </table:table-row>
        <table:table-row table:style-name="ro1">
          <table:table-cell office:value-type="string">
            <text:p><text:s text:c="4"/>1185</text:p>
          </table:table-cell>
          <table:table-cell office:value-type="string">
            <text:p>0x4A1</text:p>
          </table:table-cell>
          <table:table-cell office:value-type="string">
            <text:p>Network management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ACC+NAVI/ACC_Modul</text:p>
          </table:table-cell>
        </table:table-row>
        <table:table-row table:style-name="ro1">
          <table:table-cell office:value-type="string">
            <text:p><text:s text:c="4"/>1187</text:p>
          </table:table-cell>
          <table:table-cell office:value-type="string">
            <text:p>0x4A3</text:p>
          </table:table-cell>
          <table:table-cell office:value-type="string">
            <text:p>Network management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office:value-type="string">
            <text:p>ARS_Modul</text:p>
          </table:table-cell>
        </table:table-row>
        <table:table-row table:style-name="ro2">
          <table:table-cell office:value-type="string">
            <text:p><text:s text:c="4"/>1188</text:p>
          </table:table-cell>
          <table:table-cell office:value-type="string">
            <text:p>0x4A4</text:p>
          </table:table-cell>
          <table:table-cell office:value-type="string">
            <text:p>Network management</text:p>
          </table:table-cell>
          <table:table-cell office:value-type="float" office:value="36">
            <text:p>36</text:p>
          </table:table-cell>
          <table:table-cell office:value-type="string">
            <text:p>0x24</text:p>
          </table:table-cell>
          <table:table-cell office:value-type="string">
            <text:p>CVM_V</text:p>
          </table:table-cell>
        </table:table-row>
        <table:table-row table:style-name="ro2">
          <table:table-cell office:value-type="string">
            <text:p><text:s text:c="4"/>1189</text:p>
          </table:table-cell>
          <table:table-cell office:value-type="string">
            <text:p>0x4A5</text:p>
          </table:table-cell>
          <table:table-cell office:value-type="string">
            <text:p>Network management</text:p>
          </table:table-cell>
          <table:table-cell office:value-type="float" office:value="37">
            <text:p>37</text:p>
          </table:table-cell>
          <table:table-cell office:value-type="string">
            <text:p>0x25</text:p>
          </table:table-cell>
          <table:table-cell office:value-type="string">
            <text:p>RSC_VDA/SC_CT/SC_VDA</text:p>
          </table:table-cell>
        </table:table-row>
        <table:table-row table:style-name="ro2">
          <table:table-cell office:value-type="string">
            <text:p><text:s text:c="4"/>1191</text:p>
          </table:table-cell>
          <table:table-cell office:value-type="string">
            <text:p>0x4A7</text:p>
          </table:table-cell>
          <table:table-cell office:value-type="string">
            <text:p>Network management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PGS</text:p>
          </table:table-cell>
        </table:table-row>
        <table:table-row table:style-name="ro2">
          <table:table-cell office:value-type="string">
            <text:p><text:s text:c="4"/>1193</text:p>
          </table:table-cell>
          <table:table-cell office:value-type="string">
            <text:p>0x4A9</text:p>
          </table:table-cell>
          <table:table-cell office:value-type="string">
            <text:p>Network management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SC_CT/DSC_RB/DXC_RB</text:p>
          </table:table-cell>
        </table:table-row>
        <table:table-row table:style-name="ro2">
          <table:table-cell office:value-type="string">
            <text:p><text:s text:c="4"/>1206</text:p>
          </table:table-cell>
          <table:table-cell office:value-type="string">
            <text:p>0x4B6</text:p>
          </table:table-cell>
          <table:table-cell office:value-type="string">
            <text:p>Network management</text:p>
          </table:table-cell>
          <table:table-cell office:value-type="float" office:value="54">
            <text:p>54</text:p>
          </table:table-cell>
          <table:table-cell office:value-type="string">
            <text:p>0x36</text:p>
          </table:table-cell>
          <table:table-cell office:value-type="string">
            <text:p>TEL_BPI/TEL_JAP/TEL_MULF</text:p>
          </table:table-cell>
        </table:table-row>
        <table:table-row table:style-name="ro2">
          <table:table-cell office:value-type="string">
            <text:p><text:s text:c="4"/>1207</text:p>
          </table:table-cell>
          <table:table-cell office:value-type="string">
            <text:p>0x4B7</text:p>
          </table:table-cell>
          <table:table-cell office:value-type="string">
            <text:p>Network management</text:p>
          </table:table-cell>
          <table:table-cell office:value-type="float" office:value="55">
            <text:p>55</text:p>
          </table:table-cell>
          <table:table-cell office:value-type="string">
            <text:p>0x37</text:p>
          </table:table-cell>
          <table:table-cell office:value-type="string">
            <text:p>AMP_TOP</text:p>
          </table:table-cell>
        </table:table-row>
        <table:table-row table:style-name="ro2">
          <table:table-cell office:value-type="string">
            <text:p><text:s text:c="4"/>1208</text:p>
          </table:table-cell>
          <table:table-cell office:value-type="string">
            <text:p>0x4B8</text:p>
          </table:table-cell>
          <table:table-cell office:value-type="string">
            <text:p>Network management</text:p>
          </table:table-cell>
          <table:table-cell office:value-type="float" office:value="56">
            <text:p>56</text:p>
          </table:table-cell>
          <table:table-cell office:value-type="string">
            <text:p>0x38</text:p>
          </table:table-cell>
          <table:table-cell office:value-type="string">
            <text:p>EHC</text:p>
          </table:table-cell>
        </table:table-row>
        <table:table-row table:style-name="ro1">
          <table:table-cell office:value-type="string">
            <text:p><text:s text:c="4"/>1209</text:p>
          </table:table-cell>
          <table:table-cell office:value-type="string">
            <text:p>0x4B9</text:p>
          </table:table-cell>
          <table:table-cell office:value-type="string">
            <text:p>Network management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office:value-type="string">
            <text:p>EDCK_Modul</text:p>
          </table:table-cell>
        </table:table-row>
        <table:table-row table:style-name="ro2">
          <table:table-cell office:value-type="string">
            <text:p><text:s text:c="4"/>1210</text:p>
          </table:table-cell>
          <table:table-cell office:value-type="string">
            <text:p>0x4BA</text:p>
          </table:table-cell>
          <table:table-cell office:value-type="string">
            <text:p>Network management</text:p>
          </table:table-cell>
          <table:table-cell office:value-type="float" office:value="58">
            <text:p>58</text:p>
          </table:table-cell>
          <table:table-cell office:value-type="string">
            <text:p>0x3A</text:p>
          </table:table-cell>
          <table:table-cell office:value-type="string">
            <text:p>KHM</text:p>
          </table:table-cell>
        </table:table-row>
        <table:table-row table:style-name="ro2">
          <table:table-cell office:value-type="string">
            <text:p><text:s text:c="4"/>1211</text:p>
          </table:table-cell>
          <table:table-cell office:value-type="string">
            <text:p>0x4BB</text:p>
          </table:table-cell>
          <table:table-cell office:value-type="string">
            <text:p>Network management</text:p>
          </table:table-cell>
          <table:table-cell office:value-type="float" office:value="59">
            <text:p>59</text:p>
          </table:table-cell>
          <table:table-cell office:value-type="string">
            <text:p>0x3B</text:p>
          </table:table-cell>
          <table:table-cell office:value-type="string">
            <text:p>JNAV</text:p>
          </table:table-cell>
        </table:table-row>
        <table:table-row table:style-name="ro2">
          <table:table-cell office:value-type="string">
            <text:p><text:s text:c="4"/>1212</text:p>
          </table:table-cell>
          <table:table-cell office:value-type="string">
            <text:p>0x4BC</text:p>
          </table:table-cell>
          <table:table-cell office:value-type="string">
            <text:p>Network management</text:p>
          </table:table-cell>
          <table:table-cell office:value-type="float" office:value="60">
            <text:p>60</text:p>
          </table:table-cell>
          <table:table-cell office:value-type="string">
            <text:p>0x3C</text:p>
          </table:table-cell>
          <table:table-cell office:value-type="string">
            <text:p>CDC</text:p>
          </table:table-cell>
        </table:table-row>
        <table:table-row table:style-name="ro2">
          <table:table-cell office:value-type="string">
            <text:p><text:s text:c="4"/>1213</text:p>
          </table:table-cell>
          <table:table-cell office:value-type="string">
            <text:p>0x4BD</text:p>
          </table:table-cell>
          <table:table-cell office:value-type="string">
            <text:p>Network management</text:p>
          </table:table-cell>
          <table:table-cell office:value-type="float" office:value="61">
            <text:p>61</text:p>
          </table:table-cell>
          <table:table-cell office:value-type="string">
            <text:p>0x3D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string">
            <text:p><text:s text:c="4"/>1216</text:p>
          </table:table-cell>
          <table:table-cell office:value-type="string">
            <text:p>0x4C0</text:p>
          </table:table-cell>
          <table:table-cell office:value-type="string">
            <text:p>Network management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1217</text:p>
          </table:table-cell>
          <table:table-cell office:value-type="string">
            <text:p>0x4C1</text:p>
          </table:table-cell>
          <table:table-cell office:value-type="string">
            <text:p>Network management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DWA</text:p>
          </table:table-cell>
        </table:table-row>
        <table:table-row table:style-name="ro2">
          <table:table-cell office:value-type="string">
            <text:p><text:s text:c="4"/>1220</text:p>
          </table:table-cell>
          <table:table-cell office:value-type="string">
            <text:p>0x4C4</text:p>
          </table:table-cell>
          <table:table-cell office:value-type="string">
            <text:p>Network management</text:p>
          </table:table-cell>
          <table:table-cell office:value-type="float" office:value="68">
            <text:p>68</text:p>
          </table:table-cell>
          <table:table-cell office:value-type="string">
            <text:p>0x44</text:p>
          </table:table-cell>
          <table:table-cell office:value-type="string">
            <text:p>MDS/SHD</text:p>
          </table:table-cell>
        </table:table-row>
        <table:table-row table:style-name="ro2">
          <table:table-cell office:value-type="string">
            <text:p><text:s text:c="4"/>1221</text:p>
          </table:table-cell>
          <table:table-cell office:value-type="string">
            <text:p>0x4C5</text:p>
          </table:table-cell>
          <table:table-cell office:value-type="string">
            <text:p>Network management</text:p>
          </table:table-cell>
          <table:table-cell office:value-type="float" office:value="69">
            <text:p>69</text:p>
          </table:table-cell>
          <table:table-cell office:value-type="string">
            <text:p>0x45</text:p>
          </table:table-cell>
          <table:table-cell office:value-type="string">
            <text:p>RLS/RLS</text:p>
          </table:table-cell>
        </table:table-row>
        <table:table-row table:style-name="ro2">
          <table:table-cell office:value-type="string">
            <text:p><text:s text:c="4"/>1227</text:p>
          </table:table-cell>
          <table:table-cell office:value-type="string">
            <text:p>0x4CB</text:p>
          </table:table-cell>
          <table:table-cell office:value-type="string">
            <text:p>Network management</text:p>
          </table:table-cell>
          <table:table-cell office:value-type="float" office:value="75">
            <text:p>75</text:p>
          </table:table-cell>
          <table:table-cell office:value-type="string">
            <text:p>0x4B</text:p>
          </table:table-cell>
          <table:table-cell office:value-type="string">
            <text:p>VM</text:p>
          </table:table-cell>
        </table:table-row>
        <table:table-row table:style-name="ro1">
          <table:table-cell office:value-type="string">
            <text:p><text:s text:c="4"/>1232</text:p>
          </table:table-cell>
          <table:table-cell office:value-type="string">
            <text:p>0x4D0</text:p>
          </table:table-cell>
          <table:table-cell office:value-type="string">
            <text:p>Network management</text:p>
          </table:table-cell>
          <table:table-cell office:value-type="float" office:value="80">
            <text:p>80</text:p>
          </table:table-cell>
          <table:table-cell office:value-type="string">
            <text:p>0x50</text:p>
          </table:table-cell>
          <table:table-cell office:value-type="string">
            <text:p>Notstrom-Sirene</text:p>
          </table:table-cell>
        </table:table-row>
        <table:table-row table:style-name="ro2">
          <table:table-cell office:value-type="string">
            <text:p><text:s text:c="4"/>1235</text:p>
          </table:table-cell>
          <table:table-cell office:value-type="string">
            <text:p>0x4D3</text:p>
          </table:table-cell>
          <table:table-cell office:value-type="string">
            <text:p>Network management</text:p>
          </table:table-cell>
          <table:table-cell office:value-type="float" office:value="83">
            <text:p>83</text:p>
          </table:table-cell>
          <table:table-cell office:value-type="string">
            <text:p>0x53</text:p>
          </table:table-cell>
          <table:table-cell office:value-type="string">
            <text:p>IBOC</text:p>
          </table:table-cell>
        </table:table-row>
        <table:table-row table:style-name="ro2">
          <table:table-cell office:value-type="string">
            <text:p><text:s text:c="4"/>1236</text:p>
          </table:table-cell>
          <table:table-cell office:value-type="string">
            <text:p>0x4D4</text:p>
          </table:table-cell>
          <table:table-cell office:value-type="string">
            <text:p>Network management</text:p>
          </table:table-cell>
          <table:table-cell office:value-type="float" office:value="84">
            <text:p>84</text:p>
          </table:table-cell>
          <table:table-cell office:value-type="string">
            <text:p>0x54</text:p>
          </table:table-cell>
          <table:table-cell office:value-type="string">
            <text:p>SDARS</text:p>
          </table:table-cell>
        </table:table-row>
        <table:table-row table:style-name="ro1">
          <table:table-cell office:value-type="string">
            <text:p><text:s text:c="4"/>1237</text:p>
          </table:table-cell>
          <table:table-cell office:value-type="string">
            <text:p>0x4D5</text:p>
          </table:table-cell>
          <table:table-cell office:value-type="string">
            <text:p>Network management</text:p>
          </table:table-cell>
          <table:table-cell office:value-type="float" office:value="85">
            <text:p>85</text:p>
          </table:table-cell>
          <table:table-cell office:value-type="string">
            <text:p>0x55</text:p>
          </table:table-cell>
          <table:table-cell office:value-type="string">
            <text:p>ISpeechBox</text:p>
          </table:table-cell>
        </table:table-row>
        <table:table-row table:style-name="ro2">
          <table:table-cell office:value-type="string">
            <text:p><text:s text:c="4"/>1239</text:p>
          </table:table-cell>
          <table:table-cell office:value-type="string">
            <text:p>0x4D7</text:p>
          </table:table-cell>
          <table:table-cell office:value-type="string">
            <text:p>Network management</text:p>
          </table:table-cell>
          <table:table-cell office:value-type="float" office:value="87">
            <text:p>87</text:p>
          </table:table-cell>
          <table:table-cell office:value-type="string">
            <text:p>0x57</text:p>
          </table:table-cell>
          <table:table-cell office:value-type="string">
            <text:p>NVC</text:p>
          </table:table-cell>
        </table:table-row>
        <table:table-row table:style-name="ro1">
          <table:table-cell office:value-type="string">
            <text:p><text:s text:c="4"/>1241</text:p>
          </table:table-cell>
          <table:table-cell office:value-type="string">
            <text:p>0x4D9</text:p>
          </table:table-cell>
          <table:table-cell office:value-type="string">
            <text:p>Network management</text:p>
          </table:table-cell>
          <table:table-cell office:value-type="float" office:value="89">
            <text:p>89</text:p>
          </table:table-cell>
          <table:table-cell office:value-type="string">
            <text:p>0x59</text:p>
          </table:table-cell>
          <table:table-cell office:value-type="string">
            <text:p>aLBV_FA</text:p>
          </table:table-cell>
        </table:table-row>
        <table:table-row table:style-name="ro1">
          <table:table-cell office:value-type="string">
            <text:p><text:s text:c="4"/>1242</text:p>
          </table:table-cell>
          <table:table-cell office:value-type="string">
            <text:p>0x4DA</text:p>
          </table:table-cell>
          <table:table-cell office:value-type="string">
            <text:p>Network management</text:p>
          </table:table-cell>
          <table:table-cell office:value-type="float" office:value="90">
            <text:p>90</text:p>
          </table:table-cell>
          <table:table-cell office:value-type="string">
            <text:p>0x5A</text:p>
          </table:table-cell>
          <table:table-cell office:value-type="string">
            <text:p>aLBV_BF</text:p>
          </table:table-cell>
        </table:table-row>
        <table:table-row table:style-name="ro2">
          <table:table-cell office:value-type="string">
            <text:p><text:s text:c="4"/>1243</text:p>
          </table:table-cell>
          <table:table-cell office:value-type="string">
            <text:p>0x4DB</text:p>
          </table:table-cell>
          <table:table-cell office:value-type="string">
            <text:p>Network management</text:p>
          </table:table-cell>
          <table:table-cell office:value-type="float" office:value="91">
            <text:p>91</text:p>
          </table:table-cell>
          <table:table-cell office:value-type="string">
            <text:p>0x5B</text:p>
          </table:table-cell>
          <table:table-cell office:value-type="string">
            <text:p>DAB</text:p>
          </table:table-cell>
        </table:table-row>
        <table:table-row table:style-name="ro1">
          <table:table-cell office:value-type="string">
            <text:p><text:s text:c="4"/>1244</text:p>
          </table:table-cell>
          <table:table-cell office:value-type="string">
            <text:p>0x4DC</text:p>
          </table:table-cell>
          <table:table-cell office:value-type="string">
            <text:p>Network management</text:p>
          </table:table-cell>
          <table:table-cell office:value-type="float" office:value="92">
            <text:p>92</text:p>
          </table:table-cell>
          <table:table-cell office:value-type="string">
            <text:p>0x5C</text:p>
          </table:table-cell>
          <table:table-cell office:value-type="string">
            <text:p>Behoerde</text:p>
          </table:table-cell>
        </table:table-row>
        <table:table-row table:style-name="ro2">
          <table:table-cell office:value-type="string">
            <text:p><text:s text:c="4"/>1245</text:p>
          </table:table-cell>
          <table:table-cell office:value-type="string">
            <text:p>0x4DD</text:p>
          </table:table-cell>
          <table:table-cell office:value-type="string">
            <text:p>Network management</text:p>
          </table:table-cell>
          <table:table-cell office:value-type="float" office:value="93">
            <text:p>93</text:p>
          </table:table-cell>
          <table:table-cell office:value-type="string">
            <text:p>0x5D</text:p>
          </table:table-cell>
          <table:table-cell office:value-type="string">
            <text:p>TLC</text:p>
          </table:table-cell>
        </table:table-row>
        <table:table-row table:style-name="ro2">
          <table:table-cell office:value-type="string">
            <text:p><text:s text:c="4"/>1246</text:p>
          </table:table-cell>
          <table:table-cell office:value-type="string">
            <text:p>0x4DE</text:p>
          </table:table-cell>
          <table:table-cell office:value-type="string">
            <text:p>Network management</text:p>
          </table:table-cell>
          <table:table-cell office:value-type="float" office:value="94">
            <text:p>94</text:p>
          </table:table-cell>
          <table:table-cell office:value-type="string">
            <text:p>0x5E</text:p>
          </table:table-cell>
          <table:table-cell office:value-type="string">
            <text:p>GWS</text:p>
          </table:table-cell>
        </table:table-row>
        <table:table-row table:style-name="ro2">
          <table:table-cell office:value-type="string">
            <text:p><text:s text:c="4"/>1247</text:p>
          </table:table-cell>
          <table:table-cell office:value-type="string">
            <text:p>0x4DF</text:p>
          </table:table-cell>
          <table:table-cell office:value-type="string">
            <text:p>Network management</text:p>
          </table:table-cell>
          <table:table-cell office:value-type="float" office:value="95">
            <text:p>95</text:p>
          </table:table-cell>
          <table:table-cell office:value-type="string">
            <text:p>0x5F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<text:s text:c="4"/>1248</text:p>
          </table:table-cell>
          <table:table-cell office:value-type="string">
            <text:p>0x4E0</text:p>
          </table:table-cell>
          <table:table-cell office:value-type="string">
            <text:p>Network management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1250</text:p>
          </table:table-cell>
          <table:table-cell office:value-type="string">
            <text:p>0x4E2</text:p>
          </table:table-cell>
          <table:table-cell office:value-type="string">
            <text:p>Network management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/M_ASK</text:p>
          </table:table-cell>
        </table:table-row>
        <table:table-row table:style-name="ro2">
          <table:table-cell office:value-type="string">
            <text:p><text:s text:c="4"/>1251</text:p>
          </table:table-cell>
          <table:table-cell office:value-type="string">
            <text:p>0x4E3</text:p>
          </table:table-cell>
          <table:table-cell office:value-type="string">
            <text:p>Network management</text:p>
          </table:table-cell>
          <table:table-cell office:value-type="float" office:value="99">
            <text:p>99</text:p>
          </table:table-cell>
          <table:table-cell office:value-type="string">
            <text:p>0x63</text:p>
          </table:table-cell>
          <table:table-cell office:value-type="string">
            <text:p>CCC_MM</text:p>
          </table:table-cell>
        </table:table-row>
        <table:table-row table:style-name="ro2">
          <table:table-cell office:value-type="string">
            <text:p><text:s text:c="4"/>1252</text:p>
          </table:table-cell>
          <table:table-cell office:value-type="string">
            <text:p>0x4E4</text:p>
          </table:table-cell>
          <table:table-cell office:value-type="string">
            <text:p>Network management</text:p>
          </table:table-cell>
          <table:table-cell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PDC</text:p>
          </table:table-cell>
        </table:table-row>
        <table:table-row table:style-name="ro2">
          <table:table-cell office:value-type="string">
            <text:p><text:s text:c="4"/>1253</text:p>
          </table:table-cell>
          <table:table-cell office:value-type="string">
            <text:p>0x4E5</text:p>
          </table:table-cell>
          <table:table-cell office:value-type="string">
            <text:p>Network management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/SZM_MIT_KBUS</text:p>
          </table:table-cell>
        </table:table-row>
        <table:table-row table:style-name="ro2">
          <table:table-cell office:value-type="string">
            <text:p><text:s text:c="4"/>1255</text:p>
          </table:table-cell>
          <table:table-cell office:value-type="string">
            <text:p>0x4E7</text:p>
          </table:table-cell>
          <table:table-cell office:value-type="string">
            <text:p>Network management</text:p>
          </table:table-cell>
          <table:table-cell office:value-type="float" office:value="103">
            <text:p>103</text:p>
          </table:table-cell>
          <table:table-cell office:value-type="string">
            <text:p>0x67</text:p>
          </table:table-cell>
          <table:table-cell office:value-type="string">
            <text:p>ZBE/ZBE_LO</text:p>
          </table:table-cell>
        </table:table-row>
        <table:table-row table:style-name="ro2">
          <table:table-cell office:value-type="string">
            <text:p><text:s text:c="4"/>1259</text:p>
          </table:table-cell>
          <table:table-cell office:value-type="string">
            <text:p>0x4EB</text:p>
          </table:table-cell>
          <table:table-cell office:value-type="string">
            <text:p>Network management</text:p>
          </table:table-cell>
          <table:table-cell office:value-type="float" office:value="107">
            <text:p>107</text:p>
          </table:table-cell>
          <table:table-cell office:value-type="string">
            <text:p>0x6B</text:p>
          </table:table-cell>
          <table:table-cell office:value-type="string">
            <text:p>HKL</text:p>
          </table:table-cell>
        </table:table-row>
        <table:table-row table:style-name="ro2">
          <table:table-cell office:value-type="string">
            <text:p><text:s text:c="4"/>1261</text:p>
          </table:table-cell>
          <table:table-cell office:value-type="string">
            <text:p>0x4ED</text:p>
          </table:table-cell>
          <table:table-cell office:value-type="string">
            <text:p>Network management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/SM_FA_KBUS</text:p>
          </table:table-cell>
        </table:table-row>
        <table:table-row table:style-name="ro2">
          <table:table-cell office:value-type="string">
            <text:p><text:s text:c="4"/>1262</text:p>
          </table:table-cell>
          <table:table-cell office:value-type="string">
            <text:p>0x4EE</text:p>
          </table:table-cell>
          <table:table-cell office:value-type="string">
            <text:p>Network management</text:p>
          </table:table-cell>
          <table:table-cell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SM_BF/SM_BF_KBUS</text:p>
          </table:table-cell>
        </table:table-row>
        <table:table-row table:style-name="ro2">
          <table:table-cell office:value-type="string">
            <text:p><text:s text:c="4"/>1264</text:p>
          </table:table-cell>
          <table:table-cell office:value-type="string">
            <text:p>0x4F0</text:p>
          </table:table-cell>
          <table:table-cell office:value-type="string">
            <text:p>Network management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/LM_ALC</text:p>
          </table:table-cell>
        </table:table-row>
        <table:table-row table:style-name="ro2">
          <table:table-cell office:value-type="string">
            <text:p><text:s text:c="4"/>1265</text:p>
          </table:table-cell>
          <table:table-cell office:value-type="string">
            <text:p>0x4F1</text:p>
          </table:table-cell>
          <table:table-cell office:value-type="string">
            <text:p>Network management</text:p>
          </table:table-cell>
          <table:table-cell office:value-type="float" office:value="113">
            <text:p>113</text:p>
          </table:table-cell>
          <table:table-cell office:value-type="string">
            <text:p>0x71</text:p>
          </table:table-cell>
          <table:table-cell office:value-type="string">
            <text:p>AHM</text:p>
          </table:table-cell>
        </table:table-row>
        <table:table-row table:style-name="ro2">
          <table:table-cell office:value-type="string">
            <text:p><text:s text:c="4"/>1266</text:p>
          </table:table-cell>
          <table:table-cell office:value-type="string">
            <text:p>0x4F2</text:p>
          </table:table-cell>
          <table:table-cell office:value-type="string">
            <text:p>Network management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1267</text:p>
          </table:table-cell>
          <table:table-cell office:value-type="string">
            <text:p>0x4F3</text:p>
          </table:table-cell>
          <table:table-cell office:value-type="string">
            <text:p>Network management</text:p>
          </table:table-cell>
          <table:table-cell office:value-type="float" office:value="115">
            <text:p>115</text:p>
          </table:table-cell>
          <table:table-cell office:value-type="string">
            <text:p>0x73</text:p>
          </table:table-cell>
          <table:table-cell office:value-type="string">
            <text:p>CID_C/CID_C_H</text:p>
          </table:table-cell>
        </table:table-row>
        <table:table-row table:style-name="ro2">
          <table:table-cell office:value-type="string">
            <text:p><text:s text:c="4"/>1272</text:p>
          </table:table-cell>
          <table:table-cell office:value-type="string">
            <text:p>0x4F8</text:p>
          </table:table-cell>
          <table:table-cell office:value-type="string">
            <text:p>Network management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1274</text:p>
          </table:table-cell>
          <table:table-cell office:value-type="string">
            <text:p>0x4FA</text:p>
          </table:table-cell>
          <table:table-cell office:value-type="string">
            <text:p>Network management</text:p>
          </table:table-cell>
          <table:table-cell office:value-type="float" office:value="122">
            <text:p>122</text:p>
          </table:table-cell>
          <table:table-cell office:value-type="string">
            <text:p>0x7A</text:p>
          </table:table-cell>
          <table:table-cell office:value-type="string">
            <text:p>SH_ZH</text:p>
          </table:table-cell>
        </table:table-row>
        <table:table-row table:style-name="ro1">
          <table:table-cell office:value-type="string">
            <text:p><text:s text:c="4"/>1277</text:p>
          </table:table-cell>
          <table:table-cell office:value-type="string">
            <text:p>0x4FD</text:p>
          </table:table-cell>
          <table:table-cell office:value-type="string">
            <text:p>Network management</text:p>
          </table:table-cell>
          <table:table-cell office:value-type="float" office:value="125">
            <text:p>125</text:p>
          </table:table-cell>
          <table:table-cell office:value-type="string">
            <text:p>0x7D</text:p>
          </table:table-cell>
          <table:table-cell office:value-type="string">
            <text:p>Diagnosetool_PT_CAN</text:p>
          </table:table-cell>
        </table:table-row>
        <table:table-row table:style-name="ro1">
          <table:table-cell office:value-type="string">
            <text:p><text:s text:c="4"/>1278</text:p>
          </table:table-cell>
          <table:table-cell office:value-type="string">
            <text:p>0x4FE</text:p>
          </table:table-cell>
          <table:table-cell office:value-type="string">
            <text:p>Network management</text:p>
          </table:table-cell>
          <table:table-cell office:value-type="float" office:value="126">
            <text:p>126</text:p>
          </table:table-cell>
          <table:table-cell office:value-type="string">
            <text:p>0x7E</text:p>
          </table:table-cell>
          <table:table-cell office:value-type="string">
            <text:p>Diagnosetool_K_CAN_System</text:p>
          </table:table-cell>
        </table:table-row>
        <table:table-row table:style-name="ro1">
          <table:table-cell office:value-type="string">
            <text:p><text:s text:c="4"/>1289</text:p>
          </table:table-cell>
          <table:table-cell office:value-type="string">
            <text:p>0x509</text:p>
          </table:table-cell>
          <table:table-cell office:value-type="string">
            <text:p>Network management</text:p>
          </table:table-cell>
          <table:table-cell office:value-type="float" office:value="137">
            <text:p>137</text:p>
          </table:table-cell>
          <table:table-cell office:value-type="string">
            <text:p>0x89</text:p>
          </table:table-cell>
          <table:table-cell office:value-type="string">
            <text:p>Xenon_Scheinwerfer_Links_ALC</text:p>
          </table:table-cell>
        </table:table-row>
        <table:table-row table:style-name="ro1">
          <table:table-cell office:value-type="string">
            <text:p><text:s text:c="4"/>1290</text:p>
          </table:table-cell>
          <table:table-cell office:value-type="string">
            <text:p>0x50A</text:p>
          </table:table-cell>
          <table:table-cell office:value-type="string">
            <text:p>Network management</text:p>
          </table:table-cell>
          <table:table-cell office:value-type="float" office:value="138">
            <text:p>138</text:p>
          </table:table-cell>
          <table:table-cell office:value-type="string">
            <text:p>0x8A</text:p>
          </table:table-cell>
          <table:table-cell office:value-type="string">
            <text:p>Xenon_Scheinwerfer_Rechts_ALC</text:p>
          </table:table-cell>
        </table:table-row>
        <table:table-row table:style-name="ro2">
          <table:table-cell office:value-type="string">
            <text:p><text:s text:c="4"/>1291</text:p>
          </table:table-cell>
          <table:table-cell office:value-type="string">
            <text:p>0x50B</text:p>
          </table:table-cell>
          <table:table-cell office:value-type="string">
            <text:p>Network management</text:p>
          </table:table-cell>
          <table:table-cell office:value-type="float" office:value="139">
            <text:p>139</text:p>
          </table:table-cell>
          <table:table-cell office:value-type="string">
            <text:p>0x8B</text:p>
          </table:table-cell>
          <table:table-cell office:value-type="string">
            <text:p>CNV</text:p>
          </table:table-cell>
        </table:table-row>
        <table:table-row table:style-name="ro1">
          <table:table-cell office:value-type="string">
            <text:p><text:s text:c="4"/>1393</text:p>
          </table:table-cell>
          <table:table-cell office:value-type="string">
            <text:p>0x571</text:p>
          </table:table-cell>
          <table:table-cell office:value-type="string">
            <text:p>Network management</text:p>
          </table:table-cell>
          <table:table-cell office:value-type="float" office:value="241">
            <text:p>241</text:p>
          </table:table-cell>
          <table:table-cell office:value-type="string">
            <text:p>0xF1</text:p>
          </table:table-cell>
          <table:table-cell office:value-type="string">
            <text:p>Diagnosedose</text:p>
          </table:table-cell>
        </table:table-row>
        <table:table-row table:style-name="ro2">
          <table:table-cell office:value-type="string">
            <text:p><text:s text:c="4"/>1408</text:p>
          </table:table-cell>
          <table:table-cell office:value-type="string">
            <text:p>0x580</text:p>
          </table:table-cell>
          <table:table-cell office:value-type="string">
            <text:p>services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office:value-type="string">
            <text:p>KGM</text:p>
          </table:table-cell>
        </table:table-row>
        <table:table-row table:style-name="ro2">
          <table:table-cell office:value-type="string">
            <text:p><text:s text:c="4"/>1409</text:p>
          </table:table-cell>
          <table:table-cell office:value-type="string">
            <text:p>0x581</text:p>
          </table:table-cell>
          <table:table-cell office:value-type="string">
            <text:p>services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office:value-type="string">
            <text:p>ACSM</text:p>
          </table:table-cell>
        </table:table-row>
        <table:table-row table:style-name="ro2">
          <table:table-cell office:value-type="string">
            <text:p><text:s text:c="4"/>1410</text:p>
          </table:table-cell>
          <table:table-cell office:value-type="string">
            <text:p>0x582</text:p>
          </table:table-cell>
          <table:table-cell office:value-type="string">
            <text:p>services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SZL_LWS</text:p>
          </table:table-cell>
        </table:table-row>
        <table:table-row table:style-name="ro2">
          <table:table-cell office:value-type="string">
            <text:p><text:s text:c="4"/>1426</text:p>
          </table:table-cell>
          <table:table-cell office:value-type="string">
            <text:p>0x592</text:p>
          </table:table-cell>
          <table:table-cell office:value-type="string">
            <text:p>services</text:p>
          </table:table-cell>
          <table:table-cell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DDE1/DME1</text:p>
          </table:table-cell>
        </table:table-row>
        <table:table-row table:style-name="ro2">
          <table:table-cell office:value-type="string">
            <text:p><text:s text:c="4"/>1430</text:p>
          </table:table-cell>
          <table:table-cell office:value-type="string">
            <text:p>0x596</text:p>
          </table:table-cell>
          <table:table-cell office:value-type="string">
            <text:p>services</text:p>
          </table:table-cell>
          <table:table-cell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AFS</text:p>
          </table:table-cell>
        </table:table-row>
        <table:table-row table:style-name="ro2">
          <table:table-cell office:value-type="string">
            <text:p><text:s text:c="4"/>1431</text:p>
          </table:table-cell>
          <table:table-cell office:value-type="string">
            <text:p>0x597</text:p>
          </table:table-cell>
          <table:table-cell office:value-type="string">
            <text:p>services</text:p>
          </table:table-cell>
          <table:table-cell office:value-type="float" office:value="23">
            <text:p>23</text:p>
          </table:table-cell>
          <table:table-cell office:value-type="string">
            <text:p>0x17</text:p>
          </table:table-cell>
          <table:table-cell office:value-type="string">
            <text:p>EKP</text:p>
          </table:table-cell>
        </table:table-row>
        <table:table-row table:style-name="ro2">
          <table:table-cell office:value-type="string">
            <text:p><text:s text:c="4"/>1432</text:p>
          </table:table-cell>
          <table:table-cell office:value-type="string">
            <text:p>0x598</text:p>
          </table:table-cell>
          <table:table-cell office:value-type="string">
            <text:p>services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DKG/EGS_MECH/EGS_MECH+NAVI/SMG/SMG_M</text:p>
          </table:table-cell>
        </table:table-row>
        <table:table-row table:style-name="ro2">
          <table:table-cell office:value-type="string">
            <text:p><text:s text:c="4"/>1433</text:p>
          </table:table-cell>
          <table:table-cell office:value-type="string">
            <text:p>0x599</text:p>
          </table:table-cell>
          <table:table-cell office:value-type="string">
            <text:p>services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office:value-type="string">
            <text:p>VGSG</text:p>
          </table:table-cell>
        </table:table-row>
        <table:table-row table:style-name="ro2">
          <table:table-cell office:value-type="string">
            <text:p><text:s text:c="4"/>1435</text:p>
          </table:table-cell>
          <table:table-cell office:value-type="string">
            <text:p>0x59B</text:p>
          </table:table-cell>
          <table:table-cell office:value-type="string">
            <text:p>services</text:p>
          </table:table-cell>
          <table:table-cell office:value-type="float" office:value="27">
            <text:p>27</text:p>
          </table:table-cell>
          <table:table-cell office:value-type="string">
            <text:p>0x1B</text:p>
          </table:table-cell>
          <table:table-cell office:value-type="string">
            <text:p>VVT1</text:p>
          </table:table-cell>
        </table:table-row>
        <table:table-row table:style-name="ro2">
          <table:table-cell office:value-type="string">
            <text:p><text:s text:c="4"/>1436</text:p>
          </table:table-cell>
          <table:table-cell office:value-type="string">
            <text:p>0x59C</text:p>
          </table:table-cell>
          <table:table-cell office:value-type="string">
            <text:p>services</text:p>
          </table:table-cell>
          <table:table-cell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LDM</text:p>
          </table:table-cell>
        </table:table-row>
        <table:table-row table:style-name="ro2">
          <table:table-cell office:value-type="string">
            <text:p><text:s text:c="4"/>1438</text:p>
          </table:table-cell>
          <table:table-cell office:value-type="string">
            <text:p>0x59E</text:p>
          </table:table-cell>
          <table:table-cell office:value-type="string">
            <text:p>services</text:p>
          </table:table-cell>
          <table:table-cell office:value-type="float" office:value="30">
            <text:p>30</text:p>
          </table:table-cell>
          <table:table-cell office:value-type="string">
            <text:p>0x1E</text:p>
          </table:table-cell>
          <table:table-cell office:value-type="string">
            <text:p>VVT2</text:p>
          </table:table-cell>
        </table:table-row>
        <table:table-row table:style-name="ro2">
          <table:table-cell office:value-type="string">
            <text:p><text:s text:c="4"/>1440</text:p>
          </table:table-cell>
          <table:table-cell office:value-type="string">
            <text:p>0x5A0</text:p>
          </table:table-cell>
          <table:table-cell office:value-type="string">
            <text:p>services</text:p>
          </table:table-cell>
          <table:table-cell office:value-type="float" office:value="32">
            <text:p>32</text:p>
          </table:table-cell>
          <table:table-cell office:value-type="string">
            <text:p>0x20</text:p>
          </table:table-cell>
          <table:table-cell office:value-type="string">
            <text:p>RDC</text:p>
          </table:table-cell>
        </table:table-row>
        <table:table-row table:style-name="ro1">
          <table:table-cell office:value-type="string">
            <text:p><text:s text:c="4"/>1441</text:p>
          </table:table-cell>
          <table:table-cell office:value-type="string">
            <text:p>0x5A1</text:p>
          </table:table-cell>
          <table:table-cell office:value-type="string">
            <text:p>services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ACC+NAVI/ACC_Modul</text:p>
          </table:table-cell>
        </table:table-row>
        <table:table-row table:style-name="ro1">
          <table:table-cell office:value-type="string">
            <text:p><text:s text:c="4"/>1443</text:p>
          </table:table-cell>
          <table:table-cell office:value-type="string">
            <text:p>0x5A3</text:p>
          </table:table-cell>
          <table:table-cell office:value-type="string">
            <text:p>services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office:value-type="string">
            <text:p>ARS_Modul</text:p>
          </table:table-cell>
        </table:table-row>
        <table:table-row table:style-name="ro2">
          <table:table-cell office:value-type="string">
            <text:p><text:s text:c="4"/>1444</text:p>
          </table:table-cell>
          <table:table-cell office:value-type="string">
            <text:p>0x5A4</text:p>
          </table:table-cell>
          <table:table-cell office:value-type="string">
            <text:p>services</text:p>
          </table:table-cell>
          <table:table-cell office:value-type="float" office:value="36">
            <text:p>36</text:p>
          </table:table-cell>
          <table:table-cell office:value-type="string">
            <text:p>0x24</text:p>
          </table:table-cell>
          <table:table-cell office:value-type="string">
            <text:p>CVM_V</text:p>
          </table:table-cell>
        </table:table-row>
        <table:table-row table:style-name="ro2">
          <table:table-cell office:value-type="string">
            <text:p><text:s text:c="4"/>1445</text:p>
          </table:table-cell>
          <table:table-cell office:value-type="string">
            <text:p>0x5A5</text:p>
          </table:table-cell>
          <table:table-cell office:value-type="string">
            <text:p>services</text:p>
          </table:table-cell>
          <table:table-cell office:value-type="float" office:value="37">
            <text:p>37</text:p>
          </table:table-cell>
          <table:table-cell office:value-type="string">
            <text:p>0x25</text:p>
          </table:table-cell>
          <table:table-cell office:value-type="string">
            <text:p>RSC_VDA/SC_CT/SC_VDA</text:p>
          </table:table-cell>
        </table:table-row>
        <table:table-row table:style-name="ro2">
          <table:table-cell office:value-type="string">
            <text:p><text:s text:c="4"/>1447</text:p>
          </table:table-cell>
          <table:table-cell office:value-type="string">
            <text:p>0x5A7</text:p>
          </table:table-cell>
          <table:table-cell office:value-type="string">
            <text:p>services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PGS</text:p>
          </table:table-cell>
        </table:table-row>
        <table:table-row table:style-name="ro2">
          <table:table-cell office:value-type="string">
            <text:p><text:s text:c="4"/>1449</text:p>
          </table:table-cell>
          <table:table-cell office:value-type="string">
            <text:p>0x5A9</text:p>
          </table:table-cell>
          <table:table-cell office:value-type="string">
            <text:p>services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DSC_CT/DSC_RB/DXC_RB</text:p>
          </table:table-cell>
        </table:table-row>
        <table:table-row table:style-name="ro2">
          <table:table-cell office:value-type="string">
            <text:p><text:s text:c="4"/>1462</text:p>
          </table:table-cell>
          <table:table-cell office:value-type="string">
            <text:p>0x5B6</text:p>
          </table:table-cell>
          <table:table-cell office:value-type="string">
            <text:p>services</text:p>
          </table:table-cell>
          <table:table-cell office:value-type="float" office:value="54">
            <text:p>54</text:p>
          </table:table-cell>
          <table:table-cell office:value-type="string">
            <text:p>0x36</text:p>
          </table:table-cell>
          <table:table-cell office:value-type="string">
            <text:p>TEL_BPI/TEL_JAP/TEL_MULF</text:p>
          </table:table-cell>
        </table:table-row>
        <table:table-row table:style-name="ro2">
          <table:table-cell office:value-type="string">
            <text:p><text:s text:c="4"/>1463</text:p>
          </table:table-cell>
          <table:table-cell office:value-type="string">
            <text:p>0x5B7</text:p>
          </table:table-cell>
          <table:table-cell office:value-type="string">
            <text:p>services</text:p>
          </table:table-cell>
          <table:table-cell office:value-type="float" office:value="55">
            <text:p>55</text:p>
          </table:table-cell>
          <table:table-cell office:value-type="string">
            <text:p>0x37</text:p>
          </table:table-cell>
          <table:table-cell office:value-type="string">
            <text:p>AMP_TOP</text:p>
          </table:table-cell>
        </table:table-row>
        <table:table-row table:style-name="ro2">
          <table:table-cell office:value-type="string">
            <text:p><text:s text:c="4"/>1464</text:p>
          </table:table-cell>
          <table:table-cell office:value-type="string">
            <text:p>0x5B8</text:p>
          </table:table-cell>
          <table:table-cell office:value-type="string">
            <text:p>services</text:p>
          </table:table-cell>
          <table:table-cell office:value-type="float" office:value="56">
            <text:p>56</text:p>
          </table:table-cell>
          <table:table-cell office:value-type="string">
            <text:p>0x38</text:p>
          </table:table-cell>
          <table:table-cell office:value-type="string">
            <text:p>EHC</text:p>
          </table:table-cell>
        </table:table-row>
        <table:table-row table:style-name="ro1">
          <table:table-cell office:value-type="string">
            <text:p><text:s text:c="4"/>1465</text:p>
          </table:table-cell>
          <table:table-cell office:value-type="string">
            <text:p>0x5B9</text:p>
          </table:table-cell>
          <table:table-cell office:value-type="string">
            <text:p>services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office:value-type="string">
            <text:p>EDCK_Modul</text:p>
          </table:table-cell>
        </table:table-row>
        <table:table-row table:style-name="ro2">
          <table:table-cell office:value-type="string">
            <text:p><text:s text:c="4"/>1466</text:p>
          </table:table-cell>
          <table:table-cell office:value-type="string">
            <text:p>0x5BA</text:p>
          </table:table-cell>
          <table:table-cell office:value-type="string">
            <text:p>services</text:p>
          </table:table-cell>
          <table:table-cell office:value-type="float" office:value="58">
            <text:p>58</text:p>
          </table:table-cell>
          <table:table-cell office:value-type="string">
            <text:p>0x3A</text:p>
          </table:table-cell>
          <table:table-cell office:value-type="string">
            <text:p>KHM</text:p>
          </table:table-cell>
        </table:table-row>
        <table:table-row table:style-name="ro2">
          <table:table-cell office:value-type="string">
            <text:p><text:s text:c="4"/>1467</text:p>
          </table:table-cell>
          <table:table-cell office:value-type="string">
            <text:p>0x5BB</text:p>
          </table:table-cell>
          <table:table-cell office:value-type="string">
            <text:p>services</text:p>
          </table:table-cell>
          <table:table-cell office:value-type="float" office:value="59">
            <text:p>59</text:p>
          </table:table-cell>
          <table:table-cell office:value-type="string">
            <text:p>0x3B</text:p>
          </table:table-cell>
          <table:table-cell office:value-type="string">
            <text:p>JNAV</text:p>
          </table:table-cell>
        </table:table-row>
        <table:table-row table:style-name="ro2">
          <table:table-cell office:value-type="string">
            <text:p><text:s text:c="4"/>1468</text:p>
          </table:table-cell>
          <table:table-cell office:value-type="string">
            <text:p>0x5BC</text:p>
          </table:table-cell>
          <table:table-cell office:value-type="string">
            <text:p>services</text:p>
          </table:table-cell>
          <table:table-cell office:value-type="float" office:value="60">
            <text:p>60</text:p>
          </table:table-cell>
          <table:table-cell office:value-type="string">
            <text:p>0x3C</text:p>
          </table:table-cell>
          <table:table-cell office:value-type="string">
            <text:p>CDC</text:p>
          </table:table-cell>
        </table:table-row>
        <table:table-row table:style-name="ro2">
          <table:table-cell office:value-type="string">
            <text:p><text:s text:c="4"/>1469</text:p>
          </table:table-cell>
          <table:table-cell office:value-type="string">
            <text:p>0x5BD</text:p>
          </table:table-cell>
          <table:table-cell office:value-type="string">
            <text:p>services</text:p>
          </table:table-cell>
          <table:table-cell office:value-type="float" office:value="61">
            <text:p>61</text:p>
          </table:table-cell>
          <table:table-cell office:value-type="string">
            <text:p>0x3D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string">
            <text:p><text:s text:c="4"/>1472</text:p>
          </table:table-cell>
          <table:table-cell office:value-type="string">
            <text:p>0x5C0</text:p>
          </table:table-cell>
          <table:table-cell office:value-type="string">
            <text:p>services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CAS</text:p>
          </table:table-cell>
        </table:table-row>
        <table:table-row table:style-name="ro2">
          <table:table-cell office:value-type="string">
            <text:p><text:s text:c="4"/>1473</text:p>
          </table:table-cell>
          <table:table-cell office:value-type="string">
            <text:p>0x5C1</text:p>
          </table:table-cell>
          <table:table-cell office:value-type="string">
            <text:p>services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DWA</text:p>
          </table:table-cell>
        </table:table-row>
        <table:table-row table:style-name="ro2">
          <table:table-cell office:value-type="string">
            <text:p><text:s text:c="4"/>1476</text:p>
          </table:table-cell>
          <table:table-cell office:value-type="string">
            <text:p>0x5C4</text:p>
          </table:table-cell>
          <table:table-cell office:value-type="string">
            <text:p>services</text:p>
          </table:table-cell>
          <table:table-cell office:value-type="float" office:value="68">
            <text:p>68</text:p>
          </table:table-cell>
          <table:table-cell office:value-type="string">
            <text:p>0x44</text:p>
          </table:table-cell>
          <table:table-cell office:value-type="string">
            <text:p>MDS/SHD</text:p>
          </table:table-cell>
        </table:table-row>
        <table:table-row table:style-name="ro2">
          <table:table-cell office:value-type="string">
            <text:p><text:s text:c="4"/>1477</text:p>
          </table:table-cell>
          <table:table-cell office:value-type="string">
            <text:p>0x5C5</text:p>
          </table:table-cell>
          <table:table-cell office:value-type="string">
            <text:p>services</text:p>
          </table:table-cell>
          <table:table-cell office:value-type="float" office:value="69">
            <text:p>69</text:p>
          </table:table-cell>
          <table:table-cell office:value-type="string">
            <text:p>0x45</text:p>
          </table:table-cell>
          <table:table-cell office:value-type="string">
            <text:p>RLS/RLS</text:p>
          </table:table-cell>
        </table:table-row>
        <table:table-row table:style-name="ro2">
          <table:table-cell office:value-type="string">
            <text:p><text:s text:c="4"/>1483</text:p>
          </table:table-cell>
          <table:table-cell office:value-type="string">
            <text:p>0x5CB</text:p>
          </table:table-cell>
          <table:table-cell office:value-type="string">
            <text:p>services</text:p>
          </table:table-cell>
          <table:table-cell office:value-type="float" office:value="75">
            <text:p>75</text:p>
          </table:table-cell>
          <table:table-cell office:value-type="string">
            <text:p>0x4B</text:p>
          </table:table-cell>
          <table:table-cell office:value-type="string">
            <text:p>VM</text:p>
          </table:table-cell>
        </table:table-row>
        <table:table-row table:style-name="ro1">
          <table:table-cell office:value-type="string">
            <text:p><text:s text:c="4"/>1488</text:p>
          </table:table-cell>
          <table:table-cell office:value-type="string">
            <text:p>0x5D0</text:p>
          </table:table-cell>
          <table:table-cell office:value-type="string">
            <text:p>services</text:p>
          </table:table-cell>
          <table:table-cell office:value-type="float" office:value="80">
            <text:p>80</text:p>
          </table:table-cell>
          <table:table-cell office:value-type="string">
            <text:p>0x50</text:p>
          </table:table-cell>
          <table:table-cell office:value-type="string">
            <text:p>Notstrom-Sirene</text:p>
          </table:table-cell>
        </table:table-row>
        <table:table-row table:style-name="ro2">
          <table:table-cell office:value-type="string">
            <text:p><text:s text:c="4"/>1491</text:p>
          </table:table-cell>
          <table:table-cell office:value-type="string">
            <text:p>0x5D3</text:p>
          </table:table-cell>
          <table:table-cell office:value-type="string">
            <text:p>services</text:p>
          </table:table-cell>
          <table:table-cell office:value-type="float" office:value="83">
            <text:p>83</text:p>
          </table:table-cell>
          <table:table-cell office:value-type="string">
            <text:p>0x53</text:p>
          </table:table-cell>
          <table:table-cell office:value-type="string">
            <text:p>IBOC</text:p>
          </table:table-cell>
        </table:table-row>
        <table:table-row table:style-name="ro2">
          <table:table-cell office:value-type="string">
            <text:p><text:s text:c="4"/>1492</text:p>
          </table:table-cell>
          <table:table-cell office:value-type="string">
            <text:p>0x5D4</text:p>
          </table:table-cell>
          <table:table-cell office:value-type="string">
            <text:p>services</text:p>
          </table:table-cell>
          <table:table-cell office:value-type="float" office:value="84">
            <text:p>84</text:p>
          </table:table-cell>
          <table:table-cell office:value-type="string">
            <text:p>0x54</text:p>
          </table:table-cell>
          <table:table-cell office:value-type="string">
            <text:p>SDARS</text:p>
          </table:table-cell>
        </table:table-row>
        <table:table-row table:style-name="ro1">
          <table:table-cell office:value-type="string">
            <text:p><text:s text:c="4"/>1493</text:p>
          </table:table-cell>
          <table:table-cell office:value-type="string">
            <text:p>0x5D5</text:p>
          </table:table-cell>
          <table:table-cell office:value-type="string">
            <text:p>services</text:p>
          </table:table-cell>
          <table:table-cell office:value-type="float" office:value="85">
            <text:p>85</text:p>
          </table:table-cell>
          <table:table-cell office:value-type="string">
            <text:p>0x55</text:p>
          </table:table-cell>
          <table:table-cell office:value-type="string">
            <text:p>ISpeechBox</text:p>
          </table:table-cell>
        </table:table-row>
        <table:table-row table:style-name="ro2">
          <table:table-cell office:value-type="string">
            <text:p><text:s text:c="4"/>1495</text:p>
          </table:table-cell>
          <table:table-cell office:value-type="string">
            <text:p>0x5D7</text:p>
          </table:table-cell>
          <table:table-cell office:value-type="string">
            <text:p>services</text:p>
          </table:table-cell>
          <table:table-cell office:value-type="float" office:value="87">
            <text:p>87</text:p>
          </table:table-cell>
          <table:table-cell office:value-type="string">
            <text:p>0x57</text:p>
          </table:table-cell>
          <table:table-cell office:value-type="string">
            <text:p>NVC</text:p>
          </table:table-cell>
        </table:table-row>
        <table:table-row table:style-name="ro1">
          <table:table-cell office:value-type="string">
            <text:p><text:s text:c="4"/>1497</text:p>
          </table:table-cell>
          <table:table-cell office:value-type="string">
            <text:p>0x5D9</text:p>
          </table:table-cell>
          <table:table-cell office:value-type="string">
            <text:p>services</text:p>
          </table:table-cell>
          <table:table-cell office:value-type="float" office:value="89">
            <text:p>89</text:p>
          </table:table-cell>
          <table:table-cell office:value-type="string">
            <text:p>0x59</text:p>
          </table:table-cell>
          <table:table-cell office:value-type="string">
            <text:p>aLBV_FA</text:p>
          </table:table-cell>
        </table:table-row>
        <table:table-row table:style-name="ro1">
          <table:table-cell office:value-type="string">
            <text:p><text:s text:c="4"/>1498</text:p>
          </table:table-cell>
          <table:table-cell office:value-type="string">
            <text:p>0x5DA</text:p>
          </table:table-cell>
          <table:table-cell office:value-type="string">
            <text:p>services</text:p>
          </table:table-cell>
          <table:table-cell office:value-type="float" office:value="90">
            <text:p>90</text:p>
          </table:table-cell>
          <table:table-cell office:value-type="string">
            <text:p>0x5A</text:p>
          </table:table-cell>
          <table:table-cell office:value-type="string">
            <text:p>aLBV_BF</text:p>
          </table:table-cell>
        </table:table-row>
        <table:table-row table:style-name="ro2">
          <table:table-cell office:value-type="string">
            <text:p><text:s text:c="4"/>1499</text:p>
          </table:table-cell>
          <table:table-cell office:value-type="string">
            <text:p>0x5DB</text:p>
          </table:table-cell>
          <table:table-cell office:value-type="string">
            <text:p>services</text:p>
          </table:table-cell>
          <table:table-cell office:value-type="float" office:value="91">
            <text:p>91</text:p>
          </table:table-cell>
          <table:table-cell office:value-type="string">
            <text:p>0x5B</text:p>
          </table:table-cell>
          <table:table-cell office:value-type="string">
            <text:p>DAB</text:p>
          </table:table-cell>
        </table:table-row>
        <table:table-row table:style-name="ro1">
          <table:table-cell office:value-type="string">
            <text:p><text:s text:c="4"/>1500</text:p>
          </table:table-cell>
          <table:table-cell office:value-type="string">
            <text:p>0x5DC</text:p>
          </table:table-cell>
          <table:table-cell office:value-type="string">
            <text:p>services</text:p>
          </table:table-cell>
          <table:table-cell office:value-type="float" office:value="92">
            <text:p>92</text:p>
          </table:table-cell>
          <table:table-cell office:value-type="string">
            <text:p>0x5C</text:p>
          </table:table-cell>
          <table:table-cell office:value-type="string">
            <text:p>Behoerde</text:p>
          </table:table-cell>
        </table:table-row>
        <table:table-row table:style-name="ro2">
          <table:table-cell office:value-type="string">
            <text:p><text:s text:c="4"/>1501</text:p>
          </table:table-cell>
          <table:table-cell office:value-type="string">
            <text:p>0x5DD</text:p>
          </table:table-cell>
          <table:table-cell office:value-type="string">
            <text:p>services</text:p>
          </table:table-cell>
          <table:table-cell office:value-type="float" office:value="93">
            <text:p>93</text:p>
          </table:table-cell>
          <table:table-cell office:value-type="string">
            <text:p>0x5D</text:p>
          </table:table-cell>
          <table:table-cell office:value-type="string">
            <text:p>TLC</text:p>
          </table:table-cell>
        </table:table-row>
        <table:table-row table:style-name="ro2">
          <table:table-cell office:value-type="string">
            <text:p><text:s text:c="4"/>1502</text:p>
          </table:table-cell>
          <table:table-cell office:value-type="string">
            <text:p>0x5DE</text:p>
          </table:table-cell>
          <table:table-cell office:value-type="string">
            <text:p>services</text:p>
          </table:table-cell>
          <table:table-cell office:value-type="float" office:value="94">
            <text:p>94</text:p>
          </table:table-cell>
          <table:table-cell office:value-type="string">
            <text:p>0x5E</text:p>
          </table:table-cell>
          <table:table-cell office:value-type="string">
            <text:p>GWS</text:p>
          </table:table-cell>
        </table:table-row>
        <table:table-row table:style-name="ro2">
          <table:table-cell office:value-type="string">
            <text:p><text:s text:c="4"/>1503</text:p>
          </table:table-cell>
          <table:table-cell office:value-type="string">
            <text:p>0x5DF</text:p>
          </table:table-cell>
          <table:table-cell office:value-type="string">
            <text:p>services</text:p>
          </table:table-cell>
          <table:table-cell office:value-type="float" office:value="95">
            <text:p>95</text:p>
          </table:table-cell>
          <table:table-cell office:value-type="string">
            <text:p>0x5F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<text:s text:c="4"/>1504</text:p>
          </table:table-cell>
          <table:table-cell office:value-type="string">
            <text:p>0x5E0</text:p>
          </table:table-cell>
          <table:table-cell office:value-type="string">
            <text:p>services</text:p>
          </table:table-cell>
          <table:table-cell office:value-type="float" office:value="96">
            <text:p>96</text:p>
          </table:table-cell>
          <table:table-cell office:value-type="string">
            <text:p>0x60</text:p>
          </table:table-cell>
          <table:table-cell office:value-type="string">
            <text:p>Kombi</text:p>
          </table:table-cell>
        </table:table-row>
        <table:table-row table:style-name="ro2">
          <table:table-cell office:value-type="string">
            <text:p><text:s text:c="4"/>1506</text:p>
          </table:table-cell>
          <table:table-cell office:value-type="string">
            <text:p>0x5E2</text:p>
          </table:table-cell>
          <table:table-cell office:value-type="string">
            <text:p>services</text:p>
          </table:table-cell>
          <table:table-cell office:value-type="float" office:value="98">
            <text:p>98</text:p>
          </table:table-cell>
          <table:table-cell office:value-type="string">
            <text:p>0x62</text:p>
          </table:table-cell>
          <table:table-cell office:value-type="string">
            <text:p>CCC_GW/M_ASK</text:p>
          </table:table-cell>
        </table:table-row>
        <table:table-row table:style-name="ro2">
          <table:table-cell office:value-type="string">
            <text:p><text:s text:c="4"/>1507</text:p>
          </table:table-cell>
          <table:table-cell office:value-type="string">
            <text:p>0x5E3</text:p>
          </table:table-cell>
          <table:table-cell office:value-type="string">
            <text:p>services</text:p>
          </table:table-cell>
          <table:table-cell office:value-type="float" office:value="99">
            <text:p>99</text:p>
          </table:table-cell>
          <table:table-cell office:value-type="string">
            <text:p>0x63</text:p>
          </table:table-cell>
          <table:table-cell office:value-type="string">
            <text:p>CCC_MM</text:p>
          </table:table-cell>
        </table:table-row>
        <table:table-row table:style-name="ro2">
          <table:table-cell office:value-type="string">
            <text:p><text:s text:c="4"/>1508</text:p>
          </table:table-cell>
          <table:table-cell office:value-type="string">
            <text:p>0x5E4</text:p>
          </table:table-cell>
          <table:table-cell office:value-type="string">
            <text:p>services</text:p>
          </table:table-cell>
          <table:table-cell office:value-type="float" office:value="100">
            <text:p>100</text:p>
          </table:table-cell>
          <table:table-cell office:value-type="string">
            <text:p>0x64</text:p>
          </table:table-cell>
          <table:table-cell office:value-type="string">
            <text:p>PDC</text:p>
          </table:table-cell>
        </table:table-row>
        <table:table-row table:style-name="ro2">
          <table:table-cell office:value-type="string">
            <text:p><text:s text:c="4"/>1509</text:p>
          </table:table-cell>
          <table:table-cell office:value-type="string">
            <text:p>0x5E5</text:p>
          </table:table-cell>
          <table:table-cell office:value-type="string">
            <text:p>services</text:p>
          </table:table-cell>
          <table:table-cell office:value-type="float" office:value="101">
            <text:p>101</text:p>
          </table:table-cell>
          <table:table-cell office:value-type="string">
            <text:p>0x65</text:p>
          </table:table-cell>
          <table:table-cell office:value-type="string">
            <text:p>SZM/SZM_MIT_KBUS</text:p>
          </table:table-cell>
        </table:table-row>
        <table:table-row table:style-name="ro2">
          <table:table-cell office:value-type="string">
            <text:p><text:s text:c="4"/>1511</text:p>
          </table:table-cell>
          <table:table-cell office:value-type="string">
            <text:p>0x5E7</text:p>
          </table:table-cell>
          <table:table-cell office:value-type="string">
            <text:p>services</text:p>
          </table:table-cell>
          <table:table-cell office:value-type="float" office:value="103">
            <text:p>103</text:p>
          </table:table-cell>
          <table:table-cell office:value-type="string">
            <text:p>0x67</text:p>
          </table:table-cell>
          <table:table-cell office:value-type="string">
            <text:p>ZBE/ZBE_LO</text:p>
          </table:table-cell>
        </table:table-row>
        <table:table-row table:style-name="ro2">
          <table:table-cell office:value-type="string">
            <text:p><text:s text:c="4"/>1515</text:p>
          </table:table-cell>
          <table:table-cell office:value-type="string">
            <text:p>0x5EB</text:p>
          </table:table-cell>
          <table:table-cell office:value-type="string">
            <text:p>services</text:p>
          </table:table-cell>
          <table:table-cell office:value-type="float" office:value="107">
            <text:p>107</text:p>
          </table:table-cell>
          <table:table-cell office:value-type="string">
            <text:p>0x6B</text:p>
          </table:table-cell>
          <table:table-cell office:value-type="string">
            <text:p>HKL</text:p>
          </table:table-cell>
        </table:table-row>
        <table:table-row table:style-name="ro2">
          <table:table-cell office:value-type="string">
            <text:p><text:s text:c="4"/>1517</text:p>
          </table:table-cell>
          <table:table-cell office:value-type="string">
            <text:p>0x5ED</text:p>
          </table:table-cell>
          <table:table-cell office:value-type="string">
            <text:p>services</text:p>
          </table:table-cell>
          <table:table-cell office:value-type="float" office:value="109">
            <text:p>109</text:p>
          </table:table-cell>
          <table:table-cell office:value-type="string">
            <text:p>0x6D</text:p>
          </table:table-cell>
          <table:table-cell office:value-type="string">
            <text:p>SM_FA/SM_FA_KBUS</text:p>
          </table:table-cell>
        </table:table-row>
        <table:table-row table:style-name="ro2">
          <table:table-cell office:value-type="string">
            <text:p><text:s text:c="4"/>1518</text:p>
          </table:table-cell>
          <table:table-cell office:value-type="string">
            <text:p>0x5EE</text:p>
          </table:table-cell>
          <table:table-cell office:value-type="string">
            <text:p>services</text:p>
          </table:table-cell>
          <table:table-cell office:value-type="float" office:value="110">
            <text:p>110</text:p>
          </table:table-cell>
          <table:table-cell office:value-type="string">
            <text:p>0x6E</text:p>
          </table:table-cell>
          <table:table-cell office:value-type="string">
            <text:p>SM_BF/SM_BF_KBUS</text:p>
          </table:table-cell>
        </table:table-row>
        <table:table-row table:style-name="ro2">
          <table:table-cell office:value-type="string">
            <text:p><text:s text:c="4"/>1520</text:p>
          </table:table-cell>
          <table:table-cell office:value-type="string">
            <text:p>0x5F0</text:p>
          </table:table-cell>
          <table:table-cell office:value-type="string">
            <text:p>services</text:p>
          </table:table-cell>
          <table:table-cell office:value-type="float" office:value="112">
            <text:p>112</text:p>
          </table:table-cell>
          <table:table-cell office:value-type="string">
            <text:p>0x70</text:p>
          </table:table-cell>
          <table:table-cell office:value-type="string">
            <text:p>LM/LM_ALC</text:p>
          </table:table-cell>
        </table:table-row>
        <table:table-row table:style-name="ro2">
          <table:table-cell office:value-type="string">
            <text:p><text:s text:c="4"/>1521</text:p>
          </table:table-cell>
          <table:table-cell office:value-type="string">
            <text:p>0x5F1</text:p>
          </table:table-cell>
          <table:table-cell office:value-type="string">
            <text:p>services</text:p>
          </table:table-cell>
          <table:table-cell office:value-type="float" office:value="113">
            <text:p>113</text:p>
          </table:table-cell>
          <table:table-cell office:value-type="string">
            <text:p>0x71</text:p>
          </table:table-cell>
          <table:table-cell office:value-type="string">
            <text:p>AHM</text:p>
          </table:table-cell>
        </table:table-row>
        <table:table-row table:style-name="ro2">
          <table:table-cell office:value-type="string">
            <text:p><text:s text:c="4"/>1522</text:p>
          </table:table-cell>
          <table:table-cell office:value-type="string">
            <text:p>0x5F2</text:p>
          </table:table-cell>
          <table:table-cell office:value-type="string">
            <text:p>services</text:p>
          </table:table-cell>
          <table:table-cell office:value-type="float" office:value="114">
            <text:p>114</text:p>
          </table:table-cell>
          <table:table-cell office:value-type="string">
            <text:p>0x72</text:p>
          </table:table-cell>
          <table:table-cell office:value-type="string">
            <text:p>KBM</text:p>
          </table:table-cell>
        </table:table-row>
        <table:table-row table:style-name="ro2">
          <table:table-cell office:value-type="string">
            <text:p><text:s text:c="4"/>1523</text:p>
          </table:table-cell>
          <table:table-cell office:value-type="string">
            <text:p>0x5F3</text:p>
          </table:table-cell>
          <table:table-cell office:value-type="string">
            <text:p>services</text:p>
          </table:table-cell>
          <table:table-cell office:value-type="float" office:value="115">
            <text:p>115</text:p>
          </table:table-cell>
          <table:table-cell office:value-type="string">
            <text:p>0x73</text:p>
          </table:table-cell>
          <table:table-cell office:value-type="string">
            <text:p>CID_C/CID_C_H</text:p>
          </table:table-cell>
        </table:table-row>
        <table:table-row table:style-name="ro2">
          <table:table-cell office:value-type="string">
            <text:p><text:s text:c="4"/>1528</text:p>
          </table:table-cell>
          <table:table-cell office:value-type="string">
            <text:p>0x5F8</text:p>
          </table:table-cell>
          <table:table-cell office:value-type="string">
            <text:p>services</text:p>
          </table:table-cell>
          <table:table-cell office:value-type="float" office:value="120">
            <text:p>120</text:p>
          </table:table-cell>
          <table:table-cell office:value-type="string">
            <text:p>0x78</text:p>
          </table:table-cell>
          <table:table-cell office:value-type="string">
            <text:p>IHKA</text:p>
          </table:table-cell>
        </table:table-row>
        <table:table-row table:style-name="ro2">
          <table:table-cell office:value-type="string">
            <text:p><text:s text:c="4"/>1530</text:p>
          </table:table-cell>
          <table:table-cell office:value-type="string">
            <text:p>0x5FA</text:p>
          </table:table-cell>
          <table:table-cell office:value-type="string">
            <text:p>services</text:p>
          </table:table-cell>
          <table:table-cell office:value-type="float" office:value="122">
            <text:p>122</text:p>
          </table:table-cell>
          <table:table-cell office:value-type="string">
            <text:p>0x7A</text:p>
          </table:table-cell>
          <table:table-cell office:value-type="string">
            <text:p>SH_ZH</text:p>
          </table:table-cell>
        </table:table-row>
        <table:table-row table:style-name="ro1">
          <table:table-cell office:value-type="string">
            <text:p><text:s text:c="4"/>1533</text:p>
          </table:table-cell>
          <table:table-cell office:value-type="string">
            <text:p>0x5FD</text:p>
          </table:table-cell>
          <table:table-cell office:value-type="string">
            <text:p>services</text:p>
          </table:table-cell>
          <table:table-cell office:value-type="float" office:value="125">
            <text:p>125</text:p>
          </table:table-cell>
          <table:table-cell office:value-type="string">
            <text:p>0x7D</text:p>
          </table:table-cell>
          <table:table-cell office:value-type="string">
            <text:p>Diagnosetool_PT_CAN</text:p>
          </table:table-cell>
        </table:table-row>
        <table:table-row table:style-name="ro1">
          <table:table-cell office:value-type="string">
            <text:p><text:s text:c="4"/>1534</text:p>
          </table:table-cell>
          <table:table-cell office:value-type="string">
            <text:p>0x5FE</text:p>
          </table:table-cell>
          <table:table-cell office:value-type="string">
            <text:p>services</text:p>
          </table:table-cell>
          <table:table-cell office:value-type="float" office:value="126">
            <text:p>126</text:p>
          </table:table-cell>
          <table:table-cell office:value-type="string">
            <text:p>0x7E</text:p>
          </table:table-cell>
          <table:table-cell office:value-type="string">
            <text:p>Diagnosetool_K_CAN_System</text:p>
          </table:table-cell>
        </table:table-row>
        <table:table-row table:style-name="ro1">
          <table:table-cell office:value-type="string">
            <text:p><text:s text:c="4"/>1545</text:p>
          </table:table-cell>
          <table:table-cell office:value-type="string">
            <text:p>0x609</text:p>
          </table:table-cell>
          <table:table-cell office:value-type="string">
            <text:p>services</text:p>
          </table:table-cell>
          <table:table-cell office:value-type="float" office:value="137">
            <text:p>137</text:p>
          </table:table-cell>
          <table:table-cell office:value-type="string">
            <text:p>0x89</text:p>
          </table:table-cell>
          <table:table-cell office:value-type="string">
            <text:p>Xenon_Scheinwerfer_Links_ALC</text:p>
          </table:table-cell>
        </table:table-row>
        <table:table-row table:style-name="ro1">
          <table:table-cell office:value-type="string">
            <text:p><text:s text:c="4"/>1546</text:p>
          </table:table-cell>
          <table:table-cell office:value-type="string">
            <text:p>0x60A</text:p>
          </table:table-cell>
          <table:table-cell office:value-type="string">
            <text:p>services</text:p>
          </table:table-cell>
          <table:table-cell office:value-type="float" office:value="138">
            <text:p>138</text:p>
          </table:table-cell>
          <table:table-cell office:value-type="string">
            <text:p>0x8A</text:p>
          </table:table-cell>
          <table:table-cell office:value-type="string">
            <text:p>Xenon_Scheinwerfer_Rechts_ALC</text:p>
          </table:table-cell>
        </table:table-row>
        <table:table-row table:style-name="ro2">
          <table:table-cell office:value-type="string">
            <text:p><text:s text:c="4"/>1547</text:p>
          </table:table-cell>
          <table:table-cell office:value-type="string">
            <text:p>0x60B</text:p>
          </table:table-cell>
          <table:table-cell office:value-type="string">
            <text:p>services</text:p>
          </table:table-cell>
          <table:table-cell office:value-type="float" office:value="139">
            <text:p>139</text:p>
          </table:table-cell>
          <table:table-cell office:value-type="string">
            <text:p>0x8B</text:p>
          </table:table-cell>
          <table:table-cell office:value-type="string">
            <text:p>CNV</text:p>
          </table:table-cell>
        </table:table-row>
        <table:table-row table:style-name="ro1">
          <table:table-cell office:value-type="string">
            <text:p><text:s text:c="4"/>1649</text:p>
          </table:table-cell>
          <table:table-cell office:value-type="string">
            <text:p>0x671</text:p>
          </table:table-cell>
          <table:table-cell office:value-type="string">
            <text:p>services</text:p>
          </table:table-cell>
          <table:table-cell office:value-type="float" office:value="241">
            <text:p>241</text:p>
          </table:table-cell>
          <table:table-cell office:value-type="string">
            <text:p>0xF1</text:p>
          </table:table-cell>
          <table:table-cell office:value-type="string">
            <text:p>Diagnosedose</text:p>
          </table:table-cell>
        </table:table-row>
        <table:table-row table:style-name="ro1">
          <table:table-cell office:value-type="string">
            <text:p><text:s text:c="4"/>4095</text:p>
          </table:table-cell>
          <table:table-cell office:value-type="string">
            <text:p>0xFFF</text:p>
          </table:table-cell>
          <table:table-cell office:value-type="string">
            <text:p>unknown</text:p>
          </table:table-cell>
          <table:table-cell office:value-type="float" office:value="255">
            <text:p>255</text:p>
          </table:table-cell>
          <table:table-cell office:value-type="string">
            <text:p>0xFF</text:p>
          </table:table-cell>
          <table:table-cell office:value-type="string">
            <text:p>Sender unbekan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23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11-28T23:21:18.65</dc:date>
    <meta:editing-duration>PT1H48M4S</meta:editing-duration>
    <meta:editing-cycles>1</meta:editing-cycles>
    <meta:document-statistic meta:table-count="1" meta:cell-count="2454" meta:object-count="0"/>
  </office:meta>
</office:document-meta>
</file>